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325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81"/>
    <style:style style:name="ce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5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248" calcext:value-type="percentage">
            <text:p>52,48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style-name="ce1" office:value-type="percentage" office:value="0.2067" calcext:value-type="percentage">
            <text:p>20,67%</text:p>
          </table:table-cell>
          <table:table-cell table:style-name="ce1" office:value-type="percentage" office:value="0.3233" calcext:value-type="percentage">
            <text:p>32,33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5128" calcext:value-type="percentage">
            <text:p>51,28%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67" calcext:value-type="percentage">
            <text:p>24,67%</text:p>
          </table:table-cell>
          <table:table-cell table:style-name="ce1" office:value-type="percentage" office:value="0.26" calcext:value-type="percentage">
            <text:p>26,00%</text:p>
          </table:table-cell>
          <table:table-cell table:style-name="ce1" office:value-type="percentage" office:value="0.2733" calcext:value-type="percentage">
            <text:p>27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709" calcext:value-type="percentage">
            <text:p>47,09%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style-name="ce1" office:value-type="percentage" office:value="0.1067" calcext:value-type="percentage">
            <text:p>10,67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84" calcext:value-type="percentage">
            <text:p>62,84%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213" calcext:value-type="percentage">
            <text:p>42,13%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233" calcext:value-type="percentage">
            <text:p>12,33%</text:p>
          </table:table-cell>
          <table:table-cell table:style-name="ce1" office:value-type="percentage" office:value="0.08" calcext:value-type="percentage">
            <text:p>8,00%</text:p>
          </table:table-cell>
          <table:table-cell table:style-name="ce1" office:value-type="percentage" office:value="0.0033" calcext:value-type="percentage">
            <text:p>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25" calcext:value-type="percentage">
            <text:p>45,25%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2133" calcext:value-type="percentage">
            <text:p>21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04" calcext:value-type="percentage">
            <text:p>45,04%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2" table:style-name="ce1" office:value-type="percentage" office:value="0.1033" calcext:value-type="percentage">
            <text:p>1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" calcext:value-type="percentage">
            <text:p>50,00%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33" calcext:value-type="percentage">
            <text:p>17,33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11" calcext:value-type="percentage">
            <text:p>11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674" calcext:value-type="percentage">
            <text:p>46,74%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9" calcext:value-type="percentage">
            <text:p>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922" calcext:value-type="percentage">
            <text:p>49,22%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percentage" office:value="0.49207" calcext:value-type="percentage">
            <text:p>49,21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1" table:formula="of:=AVERAGE([.H2:.H11])" office:value-type="percentage" office:value="0.12233" calcext:value-type="percentage">
            <text:p>12,23%</text:p>
          </table:table-cell>
          <table:table-cell table:style-name="ce1" table:formula="of:=AVERAGE([.I2:.I11])" office:value-type="percentage" office:value="0.16833" calcext:value-type="percentage">
            <text:p>16,83%</text:p>
          </table:table-cell>
          <table:table-cell table:style-name="ce1" table:formula="of:=AVERAGE([.J2:.J11])" office:value-type="percentage" office:value="0.16466" calcext:value-type="percentage">
            <text:p>16,47%</text:p>
          </table:table-cell>
          <table:table-cell table:style-name="ce1" table:formula="of:=AVERAGE([.K2:.K11])" office:value-type="percentage" office:value="0.14032" calcext:value-type="percentage">
            <text:p>14,0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414" calcext:value-type="percentage">
            <text:p>41,40%</text:p>
          </table:table-cell>
          <table:table-cell table:number-columns-repeated="2" office:value-type="percentage" office:value="0.342" calcext:value-type="percentage">
            <text:p>34,20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1172" calcext:value-type="percentage">
            <text:p>11,72%</text:p>
          </table:table-cell>
          <table:table-cell table:style-name="ce1" office:value-type="percentage" office:value="0.0785" calcext:value-type="percentage">
            <text:p>7,85%</text:p>
          </table:table-cell>
          <table:table-cell table:style-name="ce1" office:value-type="percentage" office:value="0.1468" calcext:value-type="percentage">
            <text:p>14,6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575" calcext:value-type="percentage">
            <text:p>15,75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1253" calcext:value-type="percentage">
            <text:p>12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3697" calcext:value-type="percentage">
            <text:p>36,97%</text:p>
          </table:table-cell>
          <table:table-cell office:value-type="percentage" office:value="0.2014" calcext:value-type="percentage">
            <text:p>20,14%</text:p>
          </table:table-cell>
          <table:table-cell office:value-type="percentage" office:value="0.1923" calcext:value-type="percentage">
            <text:p>19,2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602" calcext:value-type="percentage">
            <text:p>16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2"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204" calcext:value-type="percentage">
            <text:p>12,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1386" calcext:value-type="percentage">
            <text:p>13,86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565" calcext:value-type="percentage">
            <text:p>15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2" office:value-type="percentage" office:value="0.2411" calcext:value-type="percentage">
            <text:p>24,11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3169" calcext:value-type="percentage">
            <text:p>31,69%</text:p>
          </table:table-cell>
          <table:table-cell office:value-type="percentage" office:value="0.3198" calcext:value-type="percentage">
            <text:p>31,98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731" calcext:value-type="percentage">
            <text:p>17,31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731" calcext:value-type="percentage">
            <text:p>17,3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415" calcext:value-type="percentage">
            <text:p>24,15%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15" calcext:value-type="percentage">
            <text:p>11,50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1376" calcext:value-type="percentage">
            <text:p>13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599" calcext:value-type="percentage">
            <text:p>35,99%</text:p>
          </table:table-cell>
          <table:table-cell office:value-type="percentage" office:value="0.244" calcext:value-type="percentage">
            <text:p>24,40%</text:p>
          </table:table-cell>
          <table:table-cell office:value-type="percentage" office:value="0.1816" calcext:value-type="percentage">
            <text:p>18,16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134" calcext:value-type="percentage">
            <text:p>11,3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135" calcext:value-type="percentage">
            <text:p>21,35%</text:p>
          </table:table-cell>
          <table:table-cell office:value-type="percentage" office:value="0.2464" calcext:value-type="percentage">
            <text:p>24,64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0898" calcext:value-type="percentage">
            <text:p>8,98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:.B24])" office:value-type="percentage" office:value="0.34889" calcext:value-type="percentage">
            <text:p>34,89%</text:p>
          </table:table-cell>
          <table:table-cell table:style-name="ce1" table:formula="of:=AVERAGE([.C15:.C24])" office:value-type="percentage" office:value="0.33314" calcext:value-type="percentage">
            <text:p>33,31%</text:p>
          </table:table-cell>
          <table:table-cell table:style-name="ce1" table:formula="of:=AVERAGE([.D15:.D24])" office:value-type="percentage" office:value="0.23608" calcext:value-type="percentage">
            <text:p>23,61%</text:p>
          </table:table-cell>
          <table:table-cell table:style-name="ce1" table:formula="of:=AVERAGE([.E15:.E24])" office:value-type="percentage" office:value="0.22386" calcext:value-type="percentage">
            <text:p>22,39%</text:p>
          </table:table-cell>
          <table:table-cell table:style-name="ce1" table:number-columns-repeated="2"/>
          <table:table-cell table:style-name="ce1" table:formula="of:=AVERAGE([.H15:.H24])" office:value-type="percentage" office:value="0.33421" calcext:value-type="percentage">
            <text:p>33,42%</text:p>
          </table:table-cell>
          <table:table-cell table:style-name="ce1" table:formula="of:=AVERAGE([.I15:.I24])" office:value-type="percentage" office:value="0.13348" calcext:value-type="percentage">
            <text:p>13,35%</text:p>
          </table:table-cell>
          <table:table-cell table:style-name="ce1" table:formula="of:=AVERAGE([.J15:.J24])" office:value-type="percentage" office:value="0.12651" calcext:value-type="percentage">
            <text:p>12,65%</text:p>
          </table:table-cell>
          <table:table-cell table:style-name="ce1" table:formula="of:=AVERAGE([.K15:.K24])" office:value-type="percentage" office:value="0.13145" calcext:value-type="percentage">
            <text:p>13,1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6989" calcext:value-type="percentage">
            <text:p>69,89%</text:p>
          </table:table-cell>
          <table:table-cell table:style-name="ce1" office:value-type="percentage" office:value="0.6276" calcext:value-type="percentage">
            <text:p>62,76%</text:p>
          </table:table-cell>
          <table:table-cell table:style-name="ce1" office:value-type="percentage" office:value="0.634" calcext:value-type="percentage">
            <text:p>63,40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457" calcext:value-type="percentage">
            <text:p>34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655" calcext:value-type="percentage">
            <text:p>66,55%</text:p>
          </table:table-cell>
          <table:table-cell office:value-type="percentage" office:value="0.6333" calcext:value-type="percentage">
            <text:p>63,33%</text:p>
          </table:table-cell>
          <table:table-cell table:style-name="ce1" office:value-type="percentage" office:value="0.5161" calcext:value-type="percentage">
            <text:p>51,61%</text:p>
          </table:table-cell>
          <table:table-cell table:style-name="ce1" office:value-type="percentage" office:value="0.4747" calcext:value-type="percentage">
            <text:p>47,47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6895" calcext:value-type="percentage">
            <text:p>68,95%</text:p>
          </table:table-cell>
          <table:table-cell/>
          <table:table-cell office:value-type="percentage" office:value="0.4705" calcext:value-type="percentage">
            <text:p>47,05%</text:p>
          </table:table-cell>
          <table:table-cell office:value-type="percentage" office:value="0.4581" calcext:value-type="percentage">
            <text:p>45,8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448" calcext:value-type="percentage">
            <text:p>64,48%</text:p>
          </table:table-cell>
          <table:table-cell office:value-type="percentage" office:value="0.7632" calcext:value-type="percentage">
            <text:p>76,32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4713" calcext:value-type="percentage">
            <text:p>47,13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6324" calcext:value-type="percentage">
            <text:p>63,24%</text:p>
          </table:table-cell>
          <table:table-cell/>
          <table:table-cell office:value-type="percentage" office:value="0.4571" calcext:value-type="percentage">
            <text:p>45,71%</text:p>
          </table:table-cell>
          <table:table-cell office:value-type="percentage" office:value="0.399" calcext:value-type="percentage">
            <text:p>39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816" calcext:value-type="percentage">
            <text:p>68,16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448" calcext:value-type="percentage">
            <text:p>54,48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5695" calcext:value-type="percentage">
            <text:p>56,95%</text:p>
          </table:table-cell>
          <table:table-cell/>
          <table:table-cell table:number-columns-repeated="2" office:value-type="percentage" office:value="0.2305" calcext:value-type="percentage">
            <text:p>23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46" calcext:value-type="percentage">
            <text:p>54,60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4524" calcext:value-type="percentage">
            <text:p>45,24%</text:p>
          </table:table-cell>
          <table:table-cell office:value-type="percentage" office:value="0.3219" calcext:value-type="percentage">
            <text:p>32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5195" calcext:value-type="percentage">
            <text:p>51,95%</text:p>
          </table:table-cell>
          <table:table-cell office:value-type="percentage" office:value="0.3184" calcext:value-type="percentage">
            <text:p>31,84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7019" calcext:value-type="percentage">
            <text:p>70,19%</text:p>
          </table:table-cell>
          <table:table-cell/>
          <table:table-cell office:value-type="percentage" office:value="0.4543" calcext:value-type="percentage">
            <text:p>45,43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5184" calcext:value-type="percentage">
            <text:p>51,84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6714" calcext:value-type="percentage">
            <text:p>67,14%</text:p>
          </table:table-cell>
          <table:table-cell/>
          <table:table-cell office:value-type="percentage" office:value="0.2971" calcext:value-type="percentage">
            <text:p>29,71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6299" calcext:value-type="percentage">
            <text:p>62,99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4138" calcext:value-type="percentage">
            <text:p>41,38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5962" calcext:value-type="percentage">
            <text:p>59,62%</text:p>
          </table:table-cell>
          <table:table-cell/>
          <table:table-cell office:value-type="percentage" office:value="0.3962" calcext:value-type="percentage">
            <text:p>39,62%</text:p>
          </table:table-cell>
          <table:table-cell office:value-type="percentage" office:value="0.3429" calcext:value-type="percentage">
            <text:p>34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264" calcext:value-type="percentage">
            <text:p>62,64%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4816" calcext:value-type="percentage">
            <text:p>48,16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5895" calcext:value-type="percentage">
            <text:p>58,95%</text:p>
          </table:table-cell>
          <table:table-cell/>
          <table:table-cell office:value-type="percentage" office:value="0.3819" calcext:value-type="percentage">
            <text:p>38,19%</text:p>
          </table:table-cell>
          <table:table-cell office:value-type="percentage" office:value="0.3229" calcext:value-type="percentage">
            <text:p>32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253" calcext:value-type="percentage">
            <text:p>52,53%</text:p>
          </table:table-cell>
          <table:table-cell office:value-type="percentage" office:value="0.5609" calcext:value-type="percentage">
            <text:p>56,09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3629" calcext:value-type="percentage">
            <text:p>36,29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7:.B36])" office:value-type="percentage" office:value="0.67104" calcext:value-type="percentage">
            <text:p>67,10%</text:p>
          </table:table-cell>
          <table:table-cell table:style-name="ce1" table:formula="of:=AVERAGE([.C27:.C36])" office:value-type="percentage" office:value="0.66401" calcext:value-type="percentage">
            <text:p>66,40%</text:p>
          </table:table-cell>
          <table:table-cell table:style-name="ce1" table:formula="of:=AVERAGE([.D27:.D36])" office:value-type="percentage" office:value="0.49771" calcext:value-type="percentage">
            <text:p>49,77%</text:p>
          </table:table-cell>
          <table:table-cell table:style-name="ce1" table:formula="of:=AVERAGE([.E27:.E36])" office:value-type="percentage" office:value="0.49639" calcext:value-type="percentage">
            <text:p>49,64%</text:p>
          </table:table-cell>
          <table:table-cell table:style-name="ce1" table:number-columns-repeated="2"/>
          <table:table-cell table:style-name="ce1" table:formula="of:=AVERAGE([.H27:.H36])" office:value-type="percentage" office:value="0.62343" calcext:value-type="percentage">
            <text:p>62,34%</text:p>
          </table:table-cell>
          <table:table-cell table:style-name="ce1" table:formula="of:=AVERAGE([.I27:.I36])" office:value-type="percentage" office:value="0.7143" calcext:value-type="percentage">
            <text:p>71,43%</text:p>
          </table:table-cell>
          <table:table-cell table:style-name="ce1" table:formula="of:=AVERAGE([.J27:.J36])" office:value-type="percentage" office:value="0.38239" calcext:value-type="percentage">
            <text:p>38,24%</text:p>
          </table:table-cell>
          <table:table-cell table:style-name="ce1" table:formula="of:=AVERAGE([.K27:.K36])" office:value-type="percentage" office:value="0.35639" calcext:value-type="percentage">
            <text:p>35,6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83" calcext:value-type="percentage">
            <text:p>36,83%</text:p>
          </table:table-cell>
          <table:table-cell table:style-name="ce1" office:value-type="percentage" office:value="0.4127" calcext:value-type="percentage">
            <text:p>41,27%</text:p>
          </table:table-cell>
          <table:table-cell table:style-name="ce1" office:value-type="percentage" office:value="0.373" calcext:value-type="percentage">
            <text:p>37,30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974" calcext:value-type="percentage">
            <text:p>39,74%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282" calcext:value-type="percentage">
            <text:p>32,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83" calcext:value-type="percentage">
            <text:p>76,83%</text:p>
          </table:table-cell>
          <table:table-cell office:value-type="percentage" office:value="0.7333" calcext:value-type="percentage">
            <text:p>73,33%</text:p>
          </table:table-cell>
          <table:table-cell table:style-name="ce1" office:value-type="percentage" office:value="0.7413" calcext:value-type="percentage">
            <text:p>74,13%</text:p>
          </table:table-cell>
          <table:table-cell table:style-name="ce1" office:value-type="percentage" office:value="0.7556" calcext:value-type="percentage">
            <text:p>75,56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744" calcext:value-type="percentage">
            <text:p>67,44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2718" calcext:value-type="percentage">
            <text:p>27,18%</text:p>
          </table:table-cell>
          <table:table-cell office:value-type="percentage" office:value="0.3128" calcext:value-type="percentage">
            <text:p>31,2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5873" calcext:value-type="percentage">
            <text:p>58,73%</text:p>
          </table:table-cell>
          <table:table-cell table:style-name="ce1" office:value-type="percentage" office:value="0.5111" calcext:value-type="percentage">
            <text:p>51,11%</text:p>
          </table:table-cell>
          <table:table-cell table:style-name="ce1" office:value-type="percentage" office:value="0.5238" calcext:value-type="percentage">
            <text:p>52,38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556" calcext:value-type="percentage">
            <text:p>55,56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2538" calcext:value-type="percentage">
            <text:p>25,38%</text:p>
          </table:table-cell>
          <table:table-cell office:value-type="percentage" office:value="0.1974" calcext:value-type="percentage">
            <text:p>19,7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921" calcext:value-type="percentage">
            <text:p>59,21%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5318" calcext:value-type="percentage">
            <text:p>53,18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5256" calcext:value-type="percentage">
            <text:p>52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5032" calcext:value-type="percentage">
            <text:p>50,32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2385" calcext:value-type="percentage">
            <text:p>23,85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3487" calcext:value-type="percentage">
            <text:p>34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241" calcext:value-type="percentage">
            <text:p>24,10%</text:p>
          </table:table-cell>
          <table:table-cell office:value-type="percentage" office:value="0.2795" calcext:value-type="percentage">
            <text:p>27,95%</text:p>
          </table:table-cell>
          <table:table-cell office:value-type="percentage" office:value="0.2564" calcext:value-type="percentage">
            <text:p>25,6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603" calcext:value-type="percentage">
            <text:p>36,03%</text:p>
          </table:table-cell>
          <table:table-cell office:value-type="percentage" office:value="0.2635" calcext:value-type="percentage">
            <text:p>26,35%</text:p>
          </table:table-cell>
          <table:table-cell office:value-type="percentage" office:value="0.2889" calcext:value-type="percentage">
            <text:p>28,89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6821" calcext:value-type="percentage">
            <text:p>6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2" office:value-type="percentage" office:value="0.3615" calcext:value-type="percentage">
            <text:p>36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5778" calcext:value-type="percentage">
            <text:p>57,78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2" office:value-type="percentage" office:value="0.4436" calcext:value-type="percentage">
            <text:p>44,3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39:.B48])" office:value-type="percentage" office:value="0.50158" calcext:value-type="percentage">
            <text:p>50,16%</text:p>
          </table:table-cell>
          <table:table-cell table:style-name="ce1" table:formula="of:=AVERAGE([.C39:.C48])" office:value-type="percentage" office:value="0.51921" calcext:value-type="percentage">
            <text:p>51,92%</text:p>
          </table:table-cell>
          <table:table-cell table:style-name="ce1" table:formula="of:=AVERAGE([.D39:.D48])" office:value-type="percentage" office:value="0.46891" calcext:value-type="percentage">
            <text:p>46,89%</text:p>
          </table:table-cell>
          <table:table-cell table:style-name="ce1" table:formula="of:=AVERAGE([.E39:.E48])" office:value-type="percentage" office:value="0.5016" calcext:value-type="percentage">
            <text:p>50,16%</text:p>
          </table:table-cell>
          <table:table-cell table:style-name="ce1" table:number-columns-repeated="2"/>
          <table:table-cell table:style-name="ce1" table:formula="of:=AVERAGE([.H39:.H48])" office:value-type="percentage" office:value="0.6436" calcext:value-type="percentage">
            <text:p>64,36%</text:p>
          </table:table-cell>
          <table:table-cell table:style-name="ce1" table:formula="of:=AVERAGE([.I39:.I48])" office:value-type="percentage" office:value="0.33332" calcext:value-type="percentage">
            <text:p>33,33%</text:p>
          </table:table-cell>
          <table:table-cell table:style-name="ce1" table:formula="of:=AVERAGE([.J39:.J48])" office:value-type="percentage" office:value="0.33616" calcext:value-type="percentage">
            <text:p>33,62%</text:p>
          </table:table-cell>
          <table:table-cell table:style-name="ce1" table:formula="of:=AVERAGE([.K39:.K48])" office:value-type="percentage" office:value="0.34126" calcext:value-type="percentage">
            <text:p>34,1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05" calcext:value-type="percentage">
            <text:p>26,05%</text:p>
          </table:table-cell>
          <table:table-cell table:style-name="ce1" office:value-type="percentage" office:value="0.2321" calcext:value-type="percentage">
            <text:p>23,21%</text:p>
          </table:table-cell>
          <table:table-cell table:style-name="ce1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1008" calcext:value-type="percentage">
            <text:p>10,08%</text:p>
          </table:table-cell>
          <table:table-cell table:style-name="ce1" office:value-type="percentage" office:value="0.0464" calcext:value-type="percentage">
            <text:p>4,64%</text:p>
          </table:table-cell>
          <table:table-cell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04" calcext:value-type="percentage">
            <text:p>17,04%</text:p>
          </table:table-cell>
          <table:table-cell table:style-name="ce1" office:value-type="percentage" office:value="0.1099" calcext:value-type="percentage">
            <text:p>10,99%</text:p>
          </table:table-cell>
          <table:table-cell table:style-name="ce1" office:value-type="percentage" office:value="0.1481" calcext:value-type="percentage">
            <text:p>14,81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275" calcext:value-type="percentage">
            <text:p>2,75%</text:p>
          </table:table-cell>
          <table:table-cell/>
          <table:table-cell table:number-columns-repeated="2"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percentage" office:value="0.0841" calcext:value-type="percentage">
            <text:p>8,41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123" calcext:value-type="percentage">
            <text:p>11,23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899" calcext:value-type="percentage">
            <text:p>8,99%</text:p>
          </table:table-cell>
          <table:table-cell/>
          <table:table-cell table:number-columns-repeated="2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28" calcext:value-type="percentage">
            <text:p>27,28%</text:p>
          </table:table-cell>
          <table:table-cell office:value-type="percentage" office:value="0.1889" calcext:value-type="percentage">
            <text:p>18,89%</text:p>
          </table:table-cell>
          <table:table-cell table:number-columns-repeated="2" office:value-type="percentage" office:value="0.1136" calcext:value-type="percentage">
            <text:p>11,36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739" calcext:value-type="percentage">
            <text:p>7,39%</text:p>
          </table:table-cell>
          <table:table-cell/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27" calcext:value-type="percentage">
            <text:p>18,27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06" calcext:value-type="percentage">
            <text:p>4,06%</text:p>
          </table:table-cell>
          <table:table-cell/>
          <table:table-cell office:value-type="percentage" office:value="0.0203" calcext:value-type="percentage">
            <text:p>2,03%</text:p>
          </table:table-cell>
          <table:table-cell office:value-type="percentage" office:value="0.0087" calcext:value-type="percentage">
            <text:p>0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2753" calcext:value-type="percentage">
            <text:p>27,53%</text:p>
          </table:table-cell>
          <table:table-cell table:number-columns-repeated="2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638" calcext:value-type="percentage">
            <text:p>6,38%</text:p>
          </table:table-cell>
          <table:table-cell/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593" calcext:value-type="percentage">
            <text:p>15,93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/>
          <table:table-cell table:number-columns-repeated="2" office:value-type="percentage" office:value="0.0986" calcext:value-type="percentage">
            <text:p>9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47" calcext:value-type="percentage">
            <text:p>22,47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188" calcext:value-type="percentage">
            <text:p>1,88%</text:p>
          </table:table-cell>
          <table:table-cell/>
          <table:table-cell office:value-type="percentage" office:value="0.0551" calcext:value-type="percentage">
            <text:p>5,51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704" calcext:value-type="percentage">
            <text:p>17,04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826" calcext:value-type="percentage">
            <text:p>8,26%</text:p>
          </table:table-cell>
          <table:table-cell/>
          <table:table-cell office:value-type="percentage" office:value="0.0087" calcext:value-type="percentage">
            <text:p>0,87%</text:p>
          </table:table-cell>
          <table:table-cell office:value-type="percentage" office:value="0.0203" calcext:value-type="percentage">
            <text:p>2,0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31196" calcext:value-type="percentage">
            <text:p>31,20%</text:p>
          </table:table-cell>
          <table:table-cell table:style-name="ce1" table:formula="of:=AVERAGE([.C52:.C61])" office:value-type="percentage" office:value="0.22964" calcext:value-type="percentage">
            <text:p>22,96%</text:p>
          </table:table-cell>
          <table:table-cell table:style-name="ce1" table:formula="of:=AVERAGE([.D52:.D61])" office:value-type="percentage" office:value="0.15913" calcext:value-type="percentage">
            <text:p>15,91%</text:p>
          </table:table-cell>
          <table:table-cell table:style-name="ce1" table:formula="of:=AVERAGE([.E52:.E61])" office:value-type="percentage" office:value="0.15605" calcext:value-type="percentage">
            <text:p>15,60%</text:p>
          </table:table-cell>
          <table:table-cell table:style-name="ce1" table:number-columns-repeated="2"/>
          <table:table-cell table:style-name="ce1" table:formula="of:=AVERAGE([.H52:.H61])" office:value-type="percentage" office:value="0.0613" calcext:value-type="percentage">
            <text:p>6,13%</text:p>
          </table:table-cell>
          <table:table-cell table:style-name="ce1" table:formula="of:=AVERAGE([.I52:.I61])" office:value-type="percentage" office:value="0.1008" calcext:value-type="percentage">
            <text:p>10,08%</text:p>
          </table:table-cell>
          <table:table-cell table:style-name="ce1" table:formula="of:=AVERAGE([.J52:.J61])" office:value-type="percentage" office:value="0.0477" calcext:value-type="percentage">
            <text:p>4,77%</text:p>
          </table:table-cell>
          <table:table-cell table:style-name="ce1" table:formula="of:=AVERAGE([.K52:.K61])" office:value-type="percentage" office:value="0.039" calcext:value-type="percentage">
            <text:p>3,9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1833" calcext:value-type="percentage">
            <text:p>18,33%</text:p>
          </table:table-cell>
          <table:table-cell table:style-name="ce1" office:value-type="percentage" office:value="0.2539" calcext:value-type="percentage">
            <text:p>25,39%</text:p>
          </table:table-cell>
          <table:table-cell table:style-name="ce1" office:value-type="percentage" office:value="0.1608" calcext:value-type="percentage">
            <text:p>16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1" calcext:value-type="percentage">
            <text:p>6,10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2" office:value-type="percentage" office:value="0.0819" calcext:value-type="percentage">
            <text:p>8,19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2765" calcext:value-type="percentage">
            <text:p>27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294" calcext:value-type="percentage">
            <text:p>42,94%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49" calcext:value-type="percentage">
            <text:p>44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371" calcext:value-type="percentage">
            <text:p>3,71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162" calcext:value-type="percentage">
            <text:p>11,6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24" calcext:value-type="percentage">
            <text:p>5,24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186" calcext:value-type="percentage">
            <text:p>11,86%</text:p>
          </table:table-cell>
          <table:table-cell office:value-type="percentage" office:value="0.1402" calcext:value-type="percentage">
            <text:p>14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371" calcext:value-type="percentage">
            <text:p>13,71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2833" calcext:value-type="percentage">
            <text:p>28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0381" calcext:value-type="percentage">
            <text:p>3,81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.2343" calcext:value-type="percentage">
            <text:p>23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486" calcext:value-type="percentage">
            <text:p>14,86%</text:p>
          </table:table-cell>
          <table:table-cell table:number-columns-repeated="2" office:value-type="percentage" office:value="0.0257" calcext:value-type="percentage">
            <text:p>2,57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716" calcext:value-type="percentage">
            <text:p>27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2706" calcext:value-type="percentage">
            <text:p>27,0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65:.B74])" office:value-type="percentage" office:value="0.1622" calcext:value-type="percentage">
            <text:p>16,22%</text:p>
          </table:table-cell>
          <table:table-cell table:style-name="ce1" table:formula="of:=AVERAGE([.C65:.C74])" office:value-type="percentage" office:value="0.17972" calcext:value-type="percentage">
            <text:p>17,97%</text:p>
          </table:table-cell>
          <table:table-cell table:style-name="ce1" table:formula="of:=AVERAGE([.D65:.D74])" office:value-type="percentage" office:value="0.08638" calcext:value-type="percentage">
            <text:p>8,64%</text:p>
          </table:table-cell>
          <table:table-cell table:style-name="ce1" table:formula="of:=AVERAGE([.E65:.E74])" office:value-type="percentage" office:value="0.07523" calcext:value-type="percentage">
            <text:p>7,52%</text:p>
          </table:table-cell>
          <table:table-cell table:style-name="ce1" table:number-columns-repeated="2"/>
          <table:table-cell table:style-name="ce1" table:formula="of:=AVERAGE([.H65:.H74])" office:value-type="percentage" office:value="0.30843" calcext:value-type="percentage">
            <text:p>30,84%</text:p>
          </table:table-cell>
          <table:table-cell table:style-name="ce1" table:formula="of:=AVERAGE([.I65:.I74])" office:value-type="percentage" office:value="0.28255" calcext:value-type="percentage">
            <text:p>28,26%</text:p>
          </table:table-cell>
          <table:table-cell table:style-name="ce1" table:formula="of:=AVERAGE([.J65:.J74])" office:value-type="percentage" office:value="0.27362" calcext:value-type="percentage">
            <text:p>27,36%</text:p>
          </table:table-cell>
          <table:table-cell table:style-name="ce1" table:formula="of:=AVERAGE([.K65:.K74])" office:value-type="percentage" office:value="0.25628" calcext:value-type="percentage">
            <text:p>25,6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735" calcext:value-type="percentage">
            <text:p>17,35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1398" calcext:value-type="percentage">
            <text:p>13,98%</text:p>
          </table:table-cell>
          <table:table-cell table:number-columns-repeated="2" office:value-type="percentage" office:value="0.1598" calcext:value-type="percentage">
            <text:p>15,98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859" calcext:value-type="percentage">
            <text:p>18,59%</text:p>
          </table:table-cell>
          <table:table-cell office:value-type="percentage" office:value="0.2084" calcext:value-type="percentage">
            <text:p>20,84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702" calcext:value-type="percentage">
            <text:p>27,02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2" office:value-type="percentage" office:value="0.2072" calcext:value-type="percentage">
            <text:p>20,72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0491" calcext:value-type="percentage">
            <text:p>4,9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1478" calcext:value-type="percentage">
            <text:p>14,78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715" calcext:value-type="percentage">
            <text:p>17,15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0684" calcext:value-type="percentage">
            <text:p>6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855" calcext:value-type="percentage">
            <text:p>18,55%</text:p>
          </table:table-cell>
          <table:table-cell office:value-type="percentage" office:value="0.2056" calcext:value-type="percentage">
            <text:p>20,56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526" calcext:value-type="percentage">
            <text:p>5,2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498" calcext:value-type="percentage">
            <text:p>14,98%</text:p>
          </table:table-cell>
          <table:table-cell table:number-columns-repeated="2" office:value-type="percentage" office:value="0.1502" calcext:value-type="percentage">
            <text:p>15,02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107" calcext:value-type="percentage">
            <text:p>10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194" calcext:value-type="percentage">
            <text:p>19,40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1737" calcext:value-type="percentage">
            <text:p>17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12" calcext:value-type="percentage">
            <text:p>11,20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0614" calcext:value-type="percentage">
            <text:p>6,14%</text:p>
          </table:table-cell>
          <table:table-cell table:number-columns-repeated="2" office:value-type="percentage" office:value="0.0561" calcext:value-type="percentage">
            <text:p>5,61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78:.B87])" office:value-type="percentage" office:value="0.21382" calcext:value-type="percentage">
            <text:p>21,38%</text:p>
          </table:table-cell>
          <table:table-cell table:style-name="ce1" table:formula="of:=AVERAGE([.C78:.C87])" office:value-type="percentage" office:value="0.17864" calcext:value-type="percentage">
            <text:p>17,86%</text:p>
          </table:table-cell>
          <table:table-cell table:style-name="ce1" table:formula="of:=AVERAGE([.D78:.D87])" office:value-type="percentage" office:value="0.17172" calcext:value-type="percentage">
            <text:p>17,17%</text:p>
          </table:table-cell>
          <table:table-cell table:style-name="ce1" table:formula="of:=AVERAGE([.E78:.E87])" office:value-type="percentage" office:value="0.173" calcext:value-type="percentage">
            <text:p>17,30%</text:p>
          </table:table-cell>
          <table:table-cell table:style-name="ce1" table:number-columns-repeated="2"/>
          <table:table-cell table:style-name="ce1" table:formula="of:=AVERAGE([.H78:.H87])" office:value-type="percentage" office:value="0.17405" calcext:value-type="percentage">
            <text:p>17,41%</text:p>
          </table:table-cell>
          <table:table-cell table:style-name="ce1" table:formula="of:=AVERAGE([.I78:.I87])" office:value-type="percentage" office:value="0.16755" calcext:value-type="percentage">
            <text:p>16,76%</text:p>
          </table:table-cell>
          <table:table-cell table:style-name="ce1" table:formula="of:=AVERAGE([.J78:.J87])" office:value-type="percentage" office:value="0.15507" calcext:value-type="percentage">
            <text:p>15,51%</text:p>
          </table:table-cell>
          <table:table-cell table:style-name="ce1" table:formula="of:=AVERAGE([.K78:.K87])" office:value-type="percentage" office:value="0.13595" calcext:value-type="percentage">
            <text:p>13,5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2" office:value-type="percentage" office:value="0.2254" calcext:value-type="percentage">
            <text:p>22,54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2" office:value-type="percentage" office:value="0.2518" calcext:value-type="percentage">
            <text:p>25,18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698" calcext:value-type="percentage">
            <text:p>6,98%</text:p>
          </table:table-cell>
          <table:table-cell office:value-type="percentage" office:value="0.0759" calcext:value-type="percentage">
            <text:p>7,5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039" calcext:value-type="percentage">
            <text:p>20,39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" calcext:value-type="percentage">
            <text:p>2,10%</text:p>
          </table:table-cell>
          <table:table-cell office:value-type="percentage" office:value="0.0327" calcext:value-type="percentage">
            <text:p>3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004" calcext:value-type="percentage">
            <text:p>20,04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987" calcext:value-type="percentage">
            <text:p>19,87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23" calcext:value-type="percentage">
            <text:p>1,2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1461" calcext:value-type="percentage">
            <text:p>14,61%</text:p>
          </table:table-cell>
          <table:table-cell office:value-type="percentage" office:value="0.1465" calcext:value-type="percentage">
            <text:p>14,65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63" calcext:value-type="percentage">
            <text:p>4,63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586" calcext:value-type="percentage">
            <text:p>5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456" calcext:value-type="percentage">
            <text:p>24,56%</text:p>
          </table:table-cell>
          <table:table-cell office:value-type="percentage" office:value="0.2504" calcext:value-type="percentage">
            <text:p>25,04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623" calcext:value-type="percentage">
            <text:p>6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2" office:value-type="percentage" office:value="0.2232" calcext:value-type="percentage">
            <text:p>22,32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81" calcext:value-type="percentage">
            <text:p>4,81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611" calcext:value-type="percentage">
            <text:p>6,1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842" calcext:value-type="percentage">
            <text:p>28,42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519" calcext:value-type="percentage">
            <text:p>5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2754" calcext:value-type="percentage">
            <text:p>27,54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265" calcext:value-type="percentage">
            <text:p>2,65%</text:p>
          </table:table-cell>
          <table:table-cell table:number-columns-repeated="2" office:value-type="percentage" office:value="0.037" calcext:value-type="percentage">
            <text:p>3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289" calcext:value-type="percentage">
            <text:p>28,90%</text:p>
          </table:table-cell>
          <table:table-cell office:value-type="percentage" office:value="0.2636" calcext:value-type="percentage">
            <text:p>26,36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8" calcext:value-type="percentage">
            <text:p>5,68%</text:p>
          </table:table-cell>
          <table:table-cell table:number-columns-repeated="2" office:value-type="percentage" office:value="0.0642" calcext:value-type="percentage">
            <text:p>6,42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91:.B100])" office:value-type="percentage" office:value="0.25776" calcext:value-type="percentage">
            <text:p>25,78%</text:p>
          </table:table-cell>
          <table:table-cell table:style-name="ce1" table:formula="of:=AVERAGE([.C91:.C100])" office:value-type="percentage" office:value="0.24056" calcext:value-type="percentage">
            <text:p>24,06%</text:p>
          </table:table-cell>
          <table:table-cell table:style-name="ce1" table:formula="of:=AVERAGE([.D91:.D100])" office:value-type="percentage" office:value="0.23605" calcext:value-type="percentage">
            <text:p>23,61%</text:p>
          </table:table-cell>
          <table:table-cell table:style-name="ce1" table:formula="of:=AVERAGE([.E91:.E100])" office:value-type="percentage" office:value="0.23231" calcext:value-type="percentage">
            <text:p>23,23%</text:p>
          </table:table-cell>
          <table:table-cell table:style-name="ce1" table:number-columns-repeated="2"/>
          <table:table-cell table:style-name="ce1" table:formula="of:=AVERAGE([.H91:.H100])" office:value-type="percentage" office:value="0.07038" calcext:value-type="percentage">
            <text:p>7,04%</text:p>
          </table:table-cell>
          <table:table-cell table:style-name="ce1" table:formula="of:=AVERAGE([.I91:.I100])" office:value-type="percentage" office:value="0.04777" calcext:value-type="percentage">
            <text:p>4,78%</text:p>
          </table:table-cell>
          <table:table-cell table:style-name="ce1" table:formula="of:=AVERAGE([.J91:.J100])" office:value-type="percentage" office:value="0.0521" calcext:value-type="percentage">
            <text:p>5,21%</text:p>
          </table:table-cell>
          <table:table-cell table:style-name="ce1" table:formula="of:=AVERAGE([.K91:.K100])" office:value-type="percentage" office:value="0.05104" calcext:value-type="percentage">
            <text:p>5,1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1</text:p>
          </table:table-cell>
          <table:table-cell office:value-type="percentage" office:value="0.2265" calcext:value-type="percentage">
            <text:p>22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Ring_2</text:p>
          </table:table-cell>
          <table:table-cell office:value-type="percentage" office:value="0.2405" calcext:value-type="percentage">
            <text:p>24,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/>
          <table:table-cell office:value-type="string" calcext:value-type="string">
            <text:p>Ring_3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4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22" calcext:value-type="percentage">
            <text:p>30,22%</text:p>
          </table:table-cell>
          <table:table-cell table:number-columns-repeated="2" office:value-type="percentage" office:value="0.322" calcext:value-type="percentage">
            <text:p>32,20%</text:p>
          </table:table-cell>
          <table:table-cell/>
          <table:table-cell office:value-type="string" calcext:value-type="string">
            <text:p>Ring_5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3899" calcext:value-type="percentage">
            <text:p>38,99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6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516" calcext:value-type="percentage">
            <text:p>35,16%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747" calcext:value-type="percentage">
            <text:p>27,47%</text:p>
          </table:table-cell>
          <table:table-cell/>
          <table:table-cell office:value-type="string" calcext:value-type="string">
            <text:p>Ring_7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/>
          <table:table-cell office:value-type="string" calcext:value-type="string">
            <text:p>Ring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15" calcext:value-type="percentage">
            <text:p>22,15%</text:p>
          </table:table-cell>
          <table:table-cell table:number-columns-repeated="2"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9</text:p>
          </table:table-cell>
          <table:table-cell office:value-type="percentage" office:value="0.195" calcext:value-type="percentage">
            <text:p>19,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379" calcext:value-type="percentage">
            <text:p>37,90%</text:p>
          </table:table-cell>
          <table:table-cell table:number-columns-repeated="2" office:value-type="percentage" office:value="0.3349" calcext:value-type="percentage">
            <text:p>33,49%</text:p>
          </table:table-cell>
          <table:table-cell/>
          <table:table-cell office:value-type="string" calcext:value-type="string">
            <text:p>Ring_10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04:.B113])" office:value-type="percentage" office:value="0.38292" calcext:value-type="percentage">
            <text:p>38,29%</text:p>
          </table:table-cell>
          <table:table-cell table:style-name="ce1" table:formula="of:=AVERAGE([.C104:.C113])" office:value-type="percentage" office:value="0.31791" calcext:value-type="percentage">
            <text:p>31,79%</text:p>
          </table:table-cell>
          <table:table-cell table:style-name="ce1" table:formula="of:=AVERAGE([.D104:.D113])" office:value-type="percentage" office:value="0.26075" calcext:value-type="percentage">
            <text:p>26,08%</text:p>
          </table:table-cell>
          <table:table-cell table:style-name="ce1" table:formula="of:=AVERAGE([.E104:.E113])" office:value-type="percentage" office:value="0.25768" calcext:value-type="percentage">
            <text:p>25,77%</text:p>
          </table:table-cell>
          <table:table-cell table:style-name="ce1" table:number-columns-repeated="2"/>
          <table:table-cell table:style-name="ce1" table:formula="of:=AVERAGE([.H104:.H113])" office:value-type="percentage" office:value="0.21653" calcext:value-type="percentage">
            <text:p>21,65%</text:p>
          </table:table-cell>
          <table:table-cell table:style-name="ce1" table:formula="of:=AVERAGE([.I104:.I113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681" calcext:value-type="percentage">
            <text:p>26,81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174" calcext:value-type="percentage">
            <text:p>21,74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984" calcext:value-type="percentage">
            <text:p>39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319" calcext:value-type="percentage">
            <text:p>33,19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098" calcext:value-type="percentage">
            <text:p>60,98%</text:p>
          </table:table-cell>
          <table:table-cell office:value-type="percentage" office:value="0.5354" calcext:value-type="percentage">
            <text:p>53,54%</text:p>
          </table:table-cell>
          <table:table-cell office:value-type="percentage" office:value="0.3841" calcext:value-type="percentage">
            <text:p>38,41%</text:p>
          </table:table-cell>
          <table:table-cell office:value-type="percentage" office:value="0.4072" calcext:value-type="percentage">
            <text:p>40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5061" calcext:value-type="percentage">
            <text:p>50,61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819" calcext:value-type="percentage">
            <text:p>28,19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472" calcext:value-type="percentage">
            <text:p>54,72%</text:p>
          </table:table-cell>
          <table:table-cell office:value-type="percentage" office:value="0.4919" calcext:value-type="percentage">
            <text:p>49,19%</text:p>
          </table:table-cell>
          <table:table-cell office:value-type="percentage" office:value="0.3932" calcext:value-type="percentage">
            <text:p>39,3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2" office:value-type="percentage" office:value="0.1739" calcext:value-type="percentage">
            <text:p>17,39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957" calcext:value-type="percentage">
            <text:p>59,57%</text:p>
          </table:table-cell>
          <table:table-cell office:value-type="percentage" office:value="0.5141" calcext:value-type="percentage">
            <text:p>51,41%</text:p>
          </table:table-cell>
          <table:table-cell office:value-type="percentage" office:value="0.5675" calcext:value-type="percentage">
            <text:p>56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384" calcext:value-type="percentage">
            <text:p>23,84%</text:p>
          </table:table-cell>
          <table:table-cell office:value-type="percentage" office:value="0.2558" calcext:value-type="percentage">
            <text:p>25,58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975" calcext:value-type="percentage">
            <text:p>59,75%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877" calcext:value-type="percentage">
            <text:p>48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913" calcext:value-type="percentage">
            <text:p>39,1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17" calcext:value-type="percentage">
            <text:p>48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363" calcext:value-type="percentage">
            <text:p>36,3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377" calcext:value-type="percentage">
            <text:p>63,77%</text:p>
          </table:table-cell>
          <table:table-cell office:value-type="percentage" office:value="0.5313" calcext:value-type="percentage">
            <text:p>53,13%</text:p>
          </table:table-cell>
          <table:table-cell office:value-type="percentage" office:value="0.5573" calcext:value-type="percentage">
            <text:p>55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014" calcext:value-type="percentage">
            <text:p>30,14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274" calcext:value-type="percentage">
            <text:p>62,74%</text:p>
          </table:table-cell>
          <table:table-cell office:value-type="percentage" office:value="0.5224" calcext:value-type="percentage">
            <text:p>52,24%</text:p>
          </table:table-cell>
          <table:table-cell office:value-type="percentage" office:value="0.51" calcext:value-type="percentage">
            <text:p>51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304" calcext:value-type="percentage">
            <text:p>23,04%</text:p>
          </table:table-cell>
          <table:table-cell office:value-type="percentage" office:value="0.3239" calcext:value-type="percentage">
            <text:p>32,39%</text:p>
          </table:table-cell>
          <table:table-cell table:number-columns-repeated="2" office:value-type="percentage" office:value="0.2022" calcext:value-type="percentage">
            <text:p>20,22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962" calcext:value-type="percentage">
            <text:p>59,62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17:.B126])" office:value-type="percentage" office:value="0.32189" calcext:value-type="percentage">
            <text:p>32,19%</text:p>
          </table:table-cell>
          <table:table-cell table:style-name="ce1" table:formula="of:=AVERAGE([.C117:.C126])" office:value-type="percentage" office:value="0.28463" calcext:value-type="percentage">
            <text:p>28,46%</text:p>
          </table:table-cell>
          <table:table-cell table:style-name="ce1" table:formula="of:=AVERAGE([.D117:.D126])" office:value-type="percentage" office:value="0.27936" calcext:value-type="percentage">
            <text:p>27,94%</text:p>
          </table:table-cell>
          <table:table-cell table:style-name="ce1" table:formula="of:=AVERAGE([.E117:.E126])" office:value-type="percentage" office:value="0.28913" calcext:value-type="percentage">
            <text:p>28,91%</text:p>
          </table:table-cell>
          <table:table-cell table:style-name="ce1" table:number-columns-repeated="2"/>
          <table:table-cell table:style-name="ce1" table:formula="of:=AVERAGE([.H117:.H126])" office:value-type="percentage" office:value="0.59679" calcext:value-type="percentage">
            <text:p>59,68%</text:p>
          </table:table-cell>
          <table:table-cell table:style-name="ce1" table:formula="of:=AVERAGE([.I117:.I126])" office:value-type="percentage" office:value="0.50924" calcext:value-type="percentage">
            <text:p>50,92%</text:p>
          </table:table-cell>
          <table:table-cell table:style-name="ce1" table:formula="of:=AVERAGE([.J117:.J126])" office:value-type="percentage" office:value="0.4719" calcext:value-type="percentage">
            <text:p>47,19%</text:p>
          </table:table-cell>
          <table:table-cell table:style-name="ce1" table:formula="of:=AVERAGE([.K117:.K126])" office:value-type="percentage" office:value="0.4028" calcext:value-type="percentage">
            <text:p>40,2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833" calcext:value-type="percentage">
            <text:p>18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1748" calcext:value-type="percentage">
            <text:p>17,48%</text:p>
          </table:table-cell>
          <table:table-cell office:value-type="percentage" office:value="0.1785" calcext:value-type="percentage">
            <text:p>17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417" calcext:value-type="percentage">
            <text:p>34,1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983" calcext:value-type="percentage">
            <text:p>39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158" calcext:value-type="percentage">
            <text:p>21,5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73" calcext:value-type="percentage">
            <text:p>17,30%</text:p>
          </table:table-cell>
          <table:table-cell office:value-type="percentage" office:value="0.2057" calcext:value-type="percentage">
            <text:p>20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417" calcext:value-type="percentage">
            <text:p>24,17%</text:p>
          </table:table-cell>
          <table:table-cell office:value-type="percentage" office:value="0.295" calcext:value-type="percentage">
            <text:p>29,5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2075" calcext:value-type="percentage">
            <text:p>20,75%</text:p>
          </table:table-cell>
          <table:table-cell table:number-columns-repeated="2" office:value-type="percentage" office:value="0.1795" calcext:value-type="percentage">
            <text:p>17,9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583" calcext:value-type="percentage">
            <text:p>15,83%</text:p>
          </table:table-cell>
          <table:table-cell office:value-type="percentage" office:value="0.1783" calcext:value-type="percentage">
            <text:p>17,83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2007" calcext:value-type="percentage">
            <text:p>20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467" calcext:value-type="percentage">
            <text:p>24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483" calcext:value-type="percentage">
            <text:p>14,83%</text:p>
          </table:table-cell>
          <table:table-cell office:value-type="percentage" office:value="0.1517" calcext:value-type="percentage">
            <text:p>15,17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2158" calcext:value-type="percentage">
            <text:p>21,58%</text:p>
          </table:table-cell>
          <table:table-cell office:value-type="percentage" office:value="0.189" calcext:value-type="percentage">
            <text:p>18,90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088" calcext:value-type="percentage">
            <text:p>40,88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2508" calcext:value-type="percentage">
            <text:p>25,08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483" calcext:value-type="percentage">
            <text:p>24,83%</text:p>
          </table:table-cell>
          <table:table-cell table:number-columns-repeated="2"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2228" calcext:value-type="percentage">
            <text:p>22,28%</text:p>
          </table:table-cell>
          <table:table-cell office:value-type="percentage" office:value="0.1887" calcext:value-type="percentage">
            <text:p>18,87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917" calcext:value-type="percentage">
            <text:p>19,17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978" calcext:value-type="percentage">
            <text:p>19,78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30:.B139])" office:value-type="percentage" office:value="0.27849" calcext:value-type="percentage">
            <text:p>27,85%</text:p>
          </table:table-cell>
          <table:table-cell table:style-name="ce1" table:formula="of:=AVERAGE([.C130:.C139])" office:value-type="percentage" office:value="0.22682" calcext:value-type="percentage">
            <text:p>22,68%</text:p>
          </table:table-cell>
          <table:table-cell table:style-name="ce1" table:formula="of:=AVERAGE([.D130:.D139])" office:value-type="percentage" office:value="0.2055" calcext:value-type="percentage">
            <text:p>20,55%</text:p>
          </table:table-cell>
          <table:table-cell table:style-name="ce1" table:formula="of:=AVERAGE([.E130:.E139])" office:value-type="percentage" office:value="0.23417" calcext:value-type="percentage">
            <text:p>23,42%</text:p>
          </table:table-cell>
          <table:table-cell table:style-name="ce1" table:number-columns-repeated="2"/>
          <table:table-cell table:style-name="ce1" table:formula="of:=AVERAGE([.H130:.H139])" office:value-type="percentage" office:value="0.44874" calcext:value-type="percentage">
            <text:p>44,87%</text:p>
          </table:table-cell>
          <table:table-cell table:style-name="ce1" table:formula="of:=AVERAGE([.I130:.I139])" office:value-type="percentage" office:value="0.21366" calcext:value-type="percentage">
            <text:p>21,37%</text:p>
          </table:table-cell>
          <table:table-cell table:style-name="ce1" table:formula="of:=AVERAGE([.J130:.J139])" office:value-type="percentage" office:value="0.19431" calcext:value-type="percentage">
            <text:p>19,43%</text:p>
          </table:table-cell>
          <table:table-cell table:style-name="ce1" table:formula="of:=AVERAGE([.K130:.K139])" office:value-type="percentage" office:value="0.1956" calcext:value-type="percentage">
            <text:p>19,56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6556" calcext:value-type="percentage">
            <text:p>65,56%</text:p>
          </table:table-cell>
          <table:table-cell/>
          <table:table-cell office:value-type="string" calcext:value-type="string">
            <text:p>Thyroid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3356" calcext:value-type="percentage">
            <text:p>33,56%</text:p>
          </table:table-cell>
          <table:table-cell office:value-type="percentage" office:value="0.5956" calcext:value-type="percentage">
            <text:p>59,56%</text:p>
          </table:table-cell>
          <table:table-cell/>
          <table:table-cell office:value-type="string" calcext:value-type="string">
            <text:p>Thyroid_2</text:p>
          </table:table-cell>
          <table:table-cell office:value-type="percentage" office:value="0.0917" calcext:value-type="percentage">
            <text:p>9,1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5711" calcext:value-type="percentage">
            <text:p>57,11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Thyroid_3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 office:value-type="percentage" office:value="0.54" calcext:value-type="percentage">
            <text:p>54,00%</text:p>
          </table:table-cell>
          <table:table-cell/>
          <table:table-cell office:value-type="string" calcext:value-type="string">
            <text:p>Thyroid_4</text:p>
          </table:table-cell>
          <table:table-cell office:value-type="percentage" office:value="0.0929" calcext:value-type="percentage">
            <text:p>9,2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6622" calcext:value-type="percentage">
            <text:p>66,22%</text:p>
          </table:table-cell>
          <table:table-cell office:value-type="percentage" office:value="0.6778" calcext:value-type="percentage">
            <text:p>67,78%</text:p>
          </table:table-cell>
          <table:table-cell/>
          <table:table-cell office:value-type="string" calcext:value-type="string">
            <text:p>Thyroid_5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7156" calcext:value-type="percentage">
            <text:p>71,56%</text:p>
          </table:table-cell>
          <table:table-cell/>
          <table:table-cell office:value-type="string" calcext:value-type="string">
            <text:p>Thyroid_6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5933" calcext:value-type="percentage">
            <text:p>59,33%</text:p>
          </table:table-cell>
          <table:table-cell/>
          <table:table-cell office:value-type="string" calcext:value-type="string">
            <text:p>Thyroid_7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44" calcext:value-type="percentage">
            <text:p>42,44%</text:p>
          </table:table-cell>
          <table:table-cell office:value-type="percentage" office:value="0.5911" calcext:value-type="percentage">
            <text:p>59,11%</text:p>
          </table:table-cell>
          <table:table-cell office:value-type="percentage" office:value="0.5089" calcext:value-type="percentage">
            <text:p>50,89%</text:p>
          </table:table-cell>
          <table:table-cell/>
          <table:table-cell office:value-type="string" calcext:value-type="string">
            <text:p>Thyroid_8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133" calcext:value-type="percentage">
            <text:p>71,33%</text:p>
          </table:table-cell>
          <table:table-cell office:value-type="percentage" office:value="0.5689" calcext:value-type="percentage">
            <text:p>56,89%</text:p>
          </table:table-cell>
          <table:table-cell office:value-type="percentage" office:value="0.6111" calcext:value-type="percentage">
            <text:p>61,11%</text:p>
          </table:table-cell>
          <table:table-cell office:value-type="percentage" office:value="0.6844" calcext:value-type="percentage">
            <text:p>68,44%</text:p>
          </table:table-cell>
          <table:table-cell/>
          <table:table-cell office:value-type="string" calcext:value-type="string">
            <text:p>Thyroid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178" calcext:value-type="percentage">
            <text:p>11,78%</text:p>
          </table:table-cell>
          <table:table-cell office:value-type="percentage" office:value="0.3356" calcext:value-type="percentage">
            <text:p>33,56%</text:p>
          </table:table-cell>
          <table:table-cell/>
          <table:table-cell office:value-type="string" calcext:value-type="string">
            <text:p>Thyroid_10</text:p>
          </table:table-cell>
          <table:table-cell office:value-type="percentage" office:value="0.1028" calcext:value-type="percentage">
            <text:p>10,28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43:.B152])" office:value-type="percentage" office:value="0.60066" calcext:value-type="percentage">
            <text:p>60,07%</text:p>
          </table:table-cell>
          <table:table-cell table:style-name="ce1" table:formula="of:=AVERAGE([.C143:.C152])" office:value-type="percentage" office:value="0.54" calcext:value-type="percentage">
            <text:p>54,00%</text:p>
          </table:table-cell>
          <table:table-cell table:style-name="ce1" table:formula="of:=AVERAGE([.D143:.D152])" office:value-type="percentage" office:value="0.51223" calcext:value-type="percentage">
            <text:p>51,22%</text:p>
          </table:table-cell>
          <table:table-cell table:style-name="ce1" table:formula="of:=AVERAGE([.E143:.E152])" office:value-type="percentage" office:value="0.58557" calcext:value-type="percentage">
            <text:p>58,56%</text:p>
          </table:table-cell>
          <table:table-cell table:style-name="ce1" table:number-columns-repeated="2"/>
          <table:table-cell table:style-name="ce1" table:formula="of:=AVERAGE([.H143:.H152])" office:value-type="percentage" office:value="0.10522" calcext:value-type="percentage">
            <text:p>10,52%</text:p>
          </table:table-cell>
          <table:table-cell table:style-name="ce1" table:formula="of:=AVERAGE([.I143:.I152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554" calcext:value-type="percentage">
            <text:p>5,54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137" calcext:value-type="percentage">
            <text:p>11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51" calcext:value-type="percentage">
            <text:p>3,51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27" calcext:value-type="percentage">
            <text:p>6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745" calcext:value-type="percentage">
            <text:p>17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77" calcext:value-type="percentage">
            <text:p>0,77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488" calcext:value-type="percentage">
            <text:p>4,88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863" calcext:value-type="percentage">
            <text:p>8,6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08" calcext:value-type="percentage">
            <text:p>7,08%</text:p>
          </table:table-cell>
          <table:table-cell office:value-type="percentage" office:value="0.0893" calcext:value-type="percentage">
            <text:p>8,93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0176" calcext:value-type="percentage">
            <text:p>1,76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869" calcext:value-type="percentage">
            <text:p>8,69%</text:p>
          </table:table-cell>
          <table:table-cell table:number-columns-repeated="2" office:value-type="percentage" office:value="0.0732" calcext:value-type="percentage">
            <text:p>7,32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392" calcext:value-type="percentage">
            <text:p>13,92%</text:p>
          </table:table-cell>
          <table:table-cell table:number-columns-repeated="2"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 table:number-columns-repeated="2"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6:.B165])" office:value-type="percentage" office:value="0.07268" calcext:value-type="percentage">
            <text:p>7,27%</text:p>
          </table:table-cell>
          <table:table-cell table:style-name="ce1" table:formula="of:=AVERAGE([.C156:.C165])" office:value-type="percentage" office:value="0.06221" calcext:value-type="percentage">
            <text:p>6,22%</text:p>
          </table:table-cell>
          <table:table-cell table:style-name="ce1" table:formula="of:=AVERAGE([.D156:.D165])" office:value-type="percentage" office:value="0.05333" calcext:value-type="percentage">
            <text:p>5,33%</text:p>
          </table:table-cell>
          <table:table-cell table:style-name="ce1" table:formula="of:=AVERAGE([.E156:.E165])" office:value-type="percentage" office:value="0.0544" calcext:value-type="percentage">
            <text:p>5,44%</text:p>
          </table:table-cell>
          <table:table-cell table:style-name="ce1" table:number-columns-repeated="2"/>
          <table:table-cell table:style-name="ce1" table:formula="of:=AVERAGE([.H156:.H165])" office:value-type="percentage" office:value="0.31411" calcext:value-type="percentage">
            <text:p>31,41%</text:p>
          </table:table-cell>
          <table:table-cell table:style-name="ce1" table:formula="of:=AVERAGE([.I156:.I165])" office:value-type="percentage" office:value="0.13274" calcext:value-type="percentage">
            <text:p>13,27%</text:p>
          </table:table-cell>
          <table:table-cell table:style-name="ce1" table:formula="of:=AVERAGE([.J156:.J165])" office:value-type="percentage" office:value="0.09195" calcext:value-type="percentage">
            <text:p>9,20%</text:p>
          </table:table-cell>
          <table:table-cell table:style-name="ce1" table:formula="of:=AVERAGE([.K156:.K165])" office:value-type="percentage" office:value="0.06842" calcext:value-type="percentage">
            <text:p>6,8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389" calcext:value-type="percentage">
            <text:p>3,89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67" calcext:value-type="percentage">
            <text:p>4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411" calcext:value-type="percentage">
            <text:p>4,11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14" calcext:value-type="percentage">
            <text:p>1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44" calcext:value-type="percentage">
            <text:p>4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3" calcext:value-type="percentage">
            <text:p>3,00%</text:p>
          </table:table-cell>
          <table:table-cell table:number-columns-repeated="2" office:value-type="percentage" office:value="0.0489" calcext:value-type="percentage">
            <text:p>4,89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22" calcext:value-type="percentage">
            <text:p>1,22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11" calcext:value-type="percentage">
            <text:p>1,11%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0522" calcext:value-type="percentage">
            <text:p>5,22%</text:p>
          </table:table-cell>
          <table:table-cell table:number-columns-repeated="2" office:value-type="percentage" office:value="0.0433" calcext:value-type="percentage">
            <text:p>4,33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4" calcext:value-type="percentage">
            <text:p>2,40%</text:p>
          </table:table-cell>
          <table:table-cell table:number-columns-repeated="2" office:value-type="percentage" office:value="0.0233" calcext:value-type="percentage">
            <text:p>2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089" calcext:value-type="percentage">
            <text:p>10,89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413" calcext:value-type="percentage">
            <text:p>4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089" calcext:value-type="percentage">
            <text:p>0,89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27" calcext:value-type="percentage">
            <text:p>6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72" calcext:value-type="percentage">
            <text:p>7,2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69:.B178])" office:value-type="percentage" office:value="0.13155" calcext:value-type="percentage">
            <text:p>13,16%</text:p>
          </table:table-cell>
          <table:table-cell table:style-name="ce1" table:formula="of:=AVERAGE([.C169:.C178])" office:value-type="percentage" office:value="0.046" calcext:value-type="percentage">
            <text:p>4,60%</text:p>
          </table:table-cell>
          <table:table-cell table:style-name="ce1" table:formula="of:=AVERAGE([.D169:.D178])" office:value-type="percentage" office:value="0.04188" calcext:value-type="percentage">
            <text:p>4,19%</text:p>
          </table:table-cell>
          <table:table-cell table:style-name="ce1" table:formula="of:=AVERAGE([.E169:.E178])" office:value-type="percentage" office:value="0.04177" calcext:value-type="percentage">
            <text:p>4,18%</text:p>
          </table:table-cell>
          <table:table-cell table:style-name="ce1" table:number-columns-repeated="2"/>
          <table:table-cell table:style-name="ce1" table:formula="of:=AVERAGE([.H169:.H178])" office:value-type="percentage" office:value="0.09019" calcext:value-type="percentage">
            <text:p>9,02%</text:p>
          </table:table-cell>
          <table:table-cell table:style-name="ce1" table:formula="of:=AVERAGE([.I169:.I178])" office:value-type="percentage" office:value="0.047" calcext:value-type="percentage">
            <text:p>4,70%</text:p>
          </table:table-cell>
          <table:table-cell table:style-name="ce1" table:formula="of:=AVERAGE([.J169:.J178])" office:value-type="percentage" office:value="0.04305" calcext:value-type="percentage">
            <text:p>4,31%</text:p>
          </table:table-cell>
          <table:table-cell table:style-name="ce1" table:formula="of:=AVERAGE([.K169:.K178])" office:value-type="percentage" office:value="0.04354" calcext:value-type="percentage">
            <text:p>4,3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73" calcext:value-type="percentage">
            <text:p>3,73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4293" calcext:value-type="percentage">
            <text:p>42,93%</text:p>
          </table:table-cell>
          <table:table-cell office:value-type="percentage" office:value="0.41" calcext:value-type="percentage">
            <text:p>41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53" calcext:value-type="percentage">
            <text:p>3,53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474" calcext:value-type="percentage">
            <text:p>47,40%</text:p>
          </table:table-cell>
          <table:table-cell office:value-type="percentage" office:value="0.4693" calcext:value-type="percentage">
            <text:p>46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04" calcext:value-type="percentage">
            <text:p>0,40%</text:p>
          </table:table-cell>
          <table:table-cell table:number-columns-repeated="2" office:value-type="percentage" office:value="0.0187" calcext:value-type="percentage">
            <text:p>1,87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4987" calcext:value-type="percentage">
            <text:p>49,87%</text:p>
          </table:table-cell>
          <table:table-cell office:value-type="percentage" office:value="0.5713" calcext:value-type="percentage">
            <text:p>57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5187" calcext:value-type="percentage">
            <text:p>51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307" calcext:value-type="percentage">
            <text:p>43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378" calcext:value-type="percentage">
            <text:p>37,80%</text:p>
          </table:table-cell>
          <table:table-cell office:value-type="percentage" office:value="0.3927" calcext:value-type="percentage">
            <text:p>39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33" calcext:value-type="percentage">
            <text:p>42,33%</text:p>
          </table:table-cell>
          <table:table-cell office:value-type="percentage" office:value="0.458" calcext:value-type="percentage">
            <text:p>45,80%</text:p>
          </table:table-cell>
          <table:table-cell office:value-type="percentage" office:value="0.4607" calcext:value-type="percentage">
            <text:p>46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73" calcext:value-type="percentage">
            <text:p>1,73%</text:p>
          </table:table-cell>
          <table:table-cell/>
          <table:table-cell office:value-type="string" calcext:value-type="string">
            <text:p>Z_O_N_F_S_9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6187" calcext:value-type="percentage">
            <text:p>61,87%</text:p>
          </table:table-cell>
          <table:table-cell office:value-type="percentage" office:value="0.6293" calcext:value-type="percentage">
            <text:p>62,93%</text:p>
          </table:table-cell>
          <table:table-cell office:value-type="percentage" office:value="0.54" calcext:value-type="percentage">
            <text:p>54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7" calcext:value-type="percentage">
            <text:p>3,87%</text:p>
          </table:table-cell>
          <table:table-cell table:number-columns-repeated="2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2" office:value-type="percentage" office:value="0.5013" calcext:value-type="percentage">
            <text:p>50,13%</text:p>
          </table:table-cell>
          <table:table-cell office:value-type="percentage" office:value="0.5053" calcext:value-type="percentage">
            <text:p>50,53%</text:p>
          </table:table-cell>
          <table:table-cell office:value-type="percentage" office:value="0.5187" calcext:value-type="percentage">
            <text:p>51,87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82:.B191])" office:value-type="percentage" office:value="0.04028" calcext:value-type="percentage">
            <text:p>4,03%</text:p>
          </table:table-cell>
          <table:table-cell table:style-name="ce1" table:formula="of:=AVERAGE([.C182:.C191])" office:value-type="percentage" office:value="0.0194" calcext:value-type="percentage">
            <text:p>1,94%</text:p>
          </table:table-cell>
          <table:table-cell table:style-name="ce1" table:formula="of:=AVERAGE([.D182:.D191])" office:value-type="percentage" office:value="0.02227" calcext:value-type="percentage">
            <text:p>2,23%</text:p>
          </table:table-cell>
          <table:table-cell table:style-name="ce1" table:formula="of:=AVERAGE([.E182:.E191])" office:value-type="percentage" office:value="0.0208" calcext:value-type="percentage">
            <text:p>2,08%</text:p>
          </table:table-cell>
          <table:table-cell table:style-name="ce1" table:number-columns-repeated="2"/>
          <table:table-cell table:style-name="ce1" table:formula="of:=AVERAGE([.H182:.H191])" office:value-type="percentage" office:value="0.48708" calcext:value-type="percentage">
            <text:p>48,71%</text:p>
          </table:table-cell>
          <table:table-cell table:style-name="ce1" table:formula="of:=AVERAGE([.I182:.I191])" office:value-type="percentage" office:value="0.4606" calcext:value-type="percentage">
            <text:p>46,06%</text:p>
          </table:table-cell>
          <table:table-cell table:style-name="ce1" table:formula="of:=AVERAGE([.J182:.J191])" office:value-type="percentage" office:value="0.45893" calcext:value-type="percentage">
            <text:p>45,89%</text:p>
          </table:table-cell>
          <table:table-cell table:style-name="ce1" table:formula="of:=AVERAGE([.K182:.K191])" office:value-type="percentage" office:value="0.45968" calcext:value-type="percentage">
            <text:p>45,9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991" calcext:value-type="percentage">
            <text:p>39,91%</text:p>
          </table:table-cell>
          <table:table-cell table:number-columns-repeated="2" office:value-type="percentage" office:value="0.4167" calcext:value-type="percentage">
            <text:p>4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967" calcext:value-type="percentage">
            <text:p>9,67%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056" calcext:value-type="percentage">
            <text:p>40,56%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4454" calcext:value-type="percentage">
            <text:p>44,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2" office:value-type="percentage" office:value="0.3056" calcext:value-type="percentage">
            <text:p>30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067" calcext:value-type="percentage">
            <text:p>10,67%</text:p>
          </table:table-cell>
          <table:table-cell/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5278" calcext:value-type="percentage">
            <text:p>52,78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533" calcext:value-type="percentage">
            <text:p>25,33%</text:p>
          </table:table-cell>
          <table:table-cell/>
          <table:table-cell office:value-type="percentage" office:value="0.2" calcext:value-type="percentage">
            <text:p>20,00%</text:p>
          </table:table-cell>
          <table:table-cell office:value-type="percentage" office:value="0.2067" calcext:value-type="percentage">
            <text:p>20,67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639" calcext:value-type="percentage">
            <text:p>36,39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482" calcext:value-type="percentage">
            <text:p>34,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269" calcext:value-type="percentage">
            <text:p>22,69%</text:p>
          </table:table-cell>
          <table:table-cell office:value-type="percentage" office:value="0.2019" calcext:value-type="percentage">
            <text:p>20,19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" calcext:value-type="percentage">
            <text:p>19,00%</text:p>
          </table:table-cell>
          <table:table-cell/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546" calcext:value-type="percentage">
            <text:p>35,46%</text:p>
          </table:table-cell>
          <table:table-cell office:value-type="percentage" office:value="0.4407" calcext:value-type="percentage">
            <text:p>44,07%</text:p>
          </table:table-cell>
          <table:table-cell table:number-columns-repeated="2" office:value-type="percentage" office:value="0.4685" calcext:value-type="percentage">
            <text:p>46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3046" calcext:value-type="percentage">
            <text:p>30,4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167" calcext:value-type="percentage">
            <text:p>1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4315" calcext:value-type="percentage">
            <text:p>43,15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139" calcext:value-type="percentage">
            <text:p>31,39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95:.B204])" office:value-type="percentage" office:value="0.21934" calcext:value-type="percentage">
            <text:p>21,93%</text:p>
          </table:table-cell>
          <table:table-cell table:style-name="ce1" table:formula="of:=AVERAGE([.C195:.C204])" office:value-type="percentage" office:value="0.75" calcext:value-type="percentage">
            <text:p>75,00%</text:p>
          </table:table-cell>
          <table:table-cell table:style-name="ce1" table:formula="of:=AVERAGE([.D195:.D204])" office:value-type="percentage" office:value="0.10133" calcext:value-type="percentage">
            <text:p>10,13%</text:p>
          </table:table-cell>
          <table:table-cell table:style-name="ce1" table:formula="of:=AVERAGE([.E195:.E204])" office:value-type="percentage" office:value="0.11133" calcext:value-type="percentage">
            <text:p>11,13%</text:p>
          </table:table-cell>
          <table:table-cell table:style-name="ce1" table:number-columns-repeated="2"/>
          <table:table-cell table:style-name="ce1" table:formula="of:=AVERAGE([.H195:.H204])" office:value-type="percentage" office:value="0.37222" calcext:value-type="percentage">
            <text:p>37,22%</text:p>
          </table:table-cell>
          <table:table-cell table:style-name="ce1" table:formula="of:=AVERAGE([.I195:.I204])" office:value-type="percentage" office:value="0.34492" calcext:value-type="percentage">
            <text:p>34,49%</text:p>
          </table:table-cell>
          <table:table-cell table:style-name="ce1" table:formula="of:=AVERAGE([.J195:.J204])" office:value-type="percentage" office:value="0.37382" calcext:value-type="percentage">
            <text:p>37,38%</text:p>
          </table:table-cell>
          <table:table-cell table:style-name="ce1" table:formula="of:=AVERAGE([.K195:.K204])" office:value-type="percentage" office:value="0.36287" calcext:value-type="percentage">
            <text:p>36,2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2559.48" calcext:value-type="float">
            <text:p>2559,48</text:p>
          </table:table-cell>
          <table:table-cell table:style-name="ce3" office:value-type="float" office:value="1959.97" calcext:value-type="float">
            <text:p>1959,97</text:p>
          </table:table-cell>
          <table:table-cell table:style-name="ce3" office:value-type="float" office:value="2080.783" calcext:value-type="float">
            <text:p>2080,783</text:p>
          </table:table-cell>
          <table:table-cell table:style-name="ce3" office:value-type="float" office:value="2080.78" calcext:value-type="float">
            <text:p>2080,78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1.566" calcext:value-type="float">
            <text:p>1,566</text:p>
          </table:table-cell>
          <table:table-cell table:style-name="ce3" office:value-type="float" office:value="0.702" calcext:value-type="float">
            <text:p>0,702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67" calcext:value-type="float">
            <text:p>0,66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3422.61" calcext:value-type="float">
            <text:p>3422,61</text:p>
          </table:table-cell>
          <table:table-cell table:style-name="ce3" office:value-type="float" office:value="2381.099" calcext:value-type="float">
            <text:p>2381,099</text:p>
          </table:table-cell>
          <table:table-cell table:style-name="ce3" office:value-type="float" office:value="2378.049" calcext:value-type="float">
            <text:p>2378,049</text:p>
          </table:table-cell>
          <table:table-cell table:style-name="ce3" office:value-type="float" office:value="2358.33" calcext:value-type="float">
            <text:p>2358,33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3.195" calcext:value-type="float">
            <text:p>3,195</text:p>
          </table:table-cell>
          <table:table-cell table:style-name="ce3" office:value-type="float" office:value="154.417" calcext:value-type="float">
            <text:p>154,417</text:p>
          </table:table-cell>
          <table:table-cell table:style-name="ce3" office:value-type="float" office:value="0.585" calcext:value-type="float">
            <text:p>0,585</text:p>
          </table:table-cell>
          <table:table-cell table:style-name="ce3" office:value-type="float" office:value="0.588" calcext:value-type="float">
            <text:p>0,58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3254.55" calcext:value-type="float">
            <text:p>3254,55</text:p>
          </table:table-cell>
          <table:table-cell table:style-name="ce3" office:value-type="float" office:value="8094.271" calcext:value-type="float">
            <text:p>8094,271</text:p>
          </table:table-cell>
          <table:table-cell table:style-name="ce3" office:value-type="float" office:value="2253.7" calcext:value-type="float">
            <text:p>2253,7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4.359" calcext:value-type="float">
            <text:p>4,359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59" calcext:value-type="float">
            <text:p>0,59</text:p>
          </table:table-cell>
          <table:table-cell table:style-name="ce3" office:value-type="float" office:value="0.586" calcext:value-type="float">
            <text:p>0,5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719.51" calcext:value-type="float">
            <text:p>2719,51</text:p>
          </table:table-cell>
          <table:table-cell table:style-name="ce3" office:value-type="float" office:value="1967.381" calcext:value-type="float">
            <text:p>1967,381</text:p>
          </table:table-cell>
          <table:table-cell table:style-name="ce3" office:value-type="float" office:value="1985.3" calcext:value-type="float">
            <text:p>1985,3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number-columns-repeated="2" table:style-name="ce3" office:value-type="float" office:value="365.05" calcext:value-type="float">
            <text:p>365,05</text:p>
          </table:table-cell>
          <table:table-cell table:style-name="ce3" office:value-type="float" office:value="0.51" calcext:value-type="float">
            <text:p>0,51</text:p>
          </table:table-cell>
          <table:table-cell table:style-name="ce3" office:value-type="float" office:value="0.471" calcext:value-type="float">
            <text:p>0,47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3269.28" calcext:value-type="float">
            <text:p>3269,28</text:p>
          </table:table-cell>
          <table:table-cell table:style-name="ce3" office:value-type="float" office:value="2542.955" calcext:value-type="float">
            <text:p>2542,955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.513" calcext:value-type="float">
            <text:p>0,513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504" calcext:value-type="float">
            <text:p>0,5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3401.94" calcext:value-type="float">
            <text:p>3401,94</text:p>
          </table:table-cell>
          <table:table-cell table:style-name="ce3" office:value-type="float" office:value="2480.298" calcext:value-type="float">
            <text:p>2480,29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497" calcext:value-type="float">
            <text:p>0,497</text:p>
          </table:table-cell>
          <table:table-cell table:style-name="ce3" office:value-type="float" office:value="0.471" calcext:value-type="float">
            <text:p>0,471</text:p>
          </table:table-cell>
          <table:table-cell table:style-name="ce3" office:value-type="float" office:value="0.475" calcext:value-type="float">
            <text:p>0,475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7</text:p>
          </table:table-cell>
          <table:table-cell table:style-name="ce3" office:value-type="float" office:value="2729.2" calcext:value-type="float">
            <text:p>2729,2</text:p>
          </table:table-cell>
          <table:table-cell table:style-name="ce3" office:value-type="float" office:value="2148.68" calcext:value-type="float">
            <text:p>2148,6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365.05" calcext:value-type="float">
            <text:p>365,05</text:p>
          </table:table-cell>
          <table:table-cell table:style-name="ce3" office:value-type="float" office:value="0.537" calcext:value-type="float">
            <text:p>0,537</text:p>
          </table:table-cell>
          <table:table-cell table:style-name="ce3" office:value-type="float" office:value="0.527" calcext:value-type="float">
            <text:p>0,527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8</text:p>
          </table:table-cell>
          <table:table-cell table:style-name="ce3" office:value-type="float" office:value="3552.46" calcext:value-type="float">
            <text:p>3552,46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764.2" calcext:value-type="float">
            <text:p>2764,2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.578" calcext:value-type="float">
            <text:p>0,578</text:p>
          </table:table-cell>
          <table:table-cell table:style-name="ce3" office:value-type="float" office:value="0.594" calcext:value-type="float">
            <text:p>0,59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2957.32" calcext:value-type="float">
            <text:p>2957,32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180.7" calcext:value-type="float">
            <text:p>2180,7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number-columns-repeated="2" table:style-name="ce3" office:value-type="float" office:value="1.02" calcext:value-type="float">
            <text:p>1,02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 office:value-type="string" calcext:value-type="string">
            <text:p>Χ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873.75" calcext:value-type="float">
            <text:p>2873,75</text:p>
          </table:table-cell>
          <table:table-cell table:style-name="ce3" office:value-type="float" office:value="2325.062" calcext:value-type="float">
            <text:p>2325,062</text:p>
          </table:table-cell>
          <table:table-cell table:style-name="ce3" office:value-type="float" office:value="2607.898" calcext:value-type="float">
            <text:p>2607,898</text:p>
          </table:table-cell>
          <table:table-cell table:style-name="ce3"/>
          <table:table-cell table:style-name="Default"/>
          <table:table-cell office:value-type="string" calcext:value-type="string">
            <text:p>Airfoil_10</text:p>
          </table:table-cell>
          <table:table-cell table:number-columns-repeated="2" table:style-name="ce3" office:value-type="float" office:value="8.87" calcext:value-type="float">
            <text:p>8,87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3074.01" calcext:value-type="float">
            <text:p>3074,01</text:p>
          </table:table-cell>
          <table:table-cell table:style-name="ce4" table:formula="of:=AVERAGE([.C208:.C217])" office:value-type="float" office:value="2906.598" calcext:value-type="float">
            <text:p>2906,598</text:p>
          </table:table-cell>
          <table:table-cell table:style-name="ce4" table:formula="of:=AVERAGE([.D208:.D217])" office:value-type="float" office:value="2321.51857142857" calcext:value-type="float">
            <text:p>2321,51857142857</text:p>
          </table:table-cell>
          <table:table-cell table:style-name="ce4" table:formula="of:=AVERAGE([.E208:.E217])" office:value-type="float" office:value="2219.555" calcext:value-type="float">
            <text:p>2219,555</text:p>
          </table:table-cell>
          <table:table-cell table:style-name="Default"/>
          <table:table-cell table:style-name="ce1"/>
          <table:table-cell table:style-name="ce4" table:formula="of:=AVERAGE([.H208:.H217])" office:value-type="float" office:value="39.882" calcext:value-type="float">
            <text:p>39,882</text:p>
          </table:table-cell>
          <table:table-cell table:style-name="ce4" table:formula="of:=AVERAGE([.I208:.I217])" office:value-type="float" office:value="116.1711" calcext:value-type="float">
            <text:p>116,1711</text:p>
          </table:table-cell>
          <table:table-cell table:style-name="ce4" table:formula="of:=AVERAGE([.J208:.J217])" office:value-type="float" office:value="0.5766" calcext:value-type="float">
            <text:p>0,5766</text:p>
          </table:table-cell>
          <table:table-cell table:style-name="ce4" table:formula="of:=AVERAGE([.K208:.K217])" office:value-type="float" office:value="0.5515" calcext:value-type="float">
            <text:p>0,551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522.96" calcext:value-type="float">
            <text:p>2522,96</text:p>
          </table:table-cell>
          <table:table-cell table:style-name="ce3" office:value-type="float" office:value="2643.394" calcext:value-type="float">
            <text:p>2643,394</text:p>
          </table:table-cell>
          <table:table-cell table:style-name="ce3" office:value-type="float" office:value="2822.18" calcext:value-type="float">
            <text:p>2822,18</text:p>
          </table:table-cell>
          <table:table-cell table:style-name="ce3" office:value-type="float" office:value="2738.84" calcext:value-type="float">
            <text:p>2738,84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66" calcext:value-type="float">
            <text:p>0,166</text:p>
          </table:table-cell>
          <table:table-cell table:number-columns-repeated="2" table:style-name="ce3" office:value-type="float" office:value="0.186" calcext:value-type="float">
            <text:p>0,1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540.23" calcext:value-type="float">
            <text:p>1540,23</text:p>
          </table:table-cell>
          <table:table-cell table:style-name="ce3" office:value-type="float" office:value="1777.86" calcext:value-type="float">
            <text:p>1777,86</text:p>
          </table:table-cell>
          <table:table-cell table:style-name="ce3" office:value-type="float" office:value="1681.402" calcext:value-type="float">
            <text:p>1681,402</text:p>
          </table:table-cell>
          <table:table-cell table:style-name="ce3" office:value-type="float" office:value="1631.206" calcext:value-type="float">
            <text:p>1631,206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65" calcext:value-type="float">
            <text:p>0,16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642.34" calcext:value-type="float">
            <text:p>2642,34</text:p>
          </table:table-cell>
          <table:table-cell table:style-name="ce3" office:value-type="float" office:value="2717.662" calcext:value-type="float">
            <text:p>2717,662</text:p>
          </table:table-cell>
          <table:table-cell table:style-name="ce3" office:value-type="float" office:value="2873.295" calcext:value-type="float">
            <text:p>2873,295</text:p>
          </table:table-cell>
          <table:table-cell table:style-name="ce3" office:value-type="float" office:value="3514.69" calcext:value-type="float">
            <text:p>3514,69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0.727" calcext:value-type="float">
            <text:p>0,72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57.64" calcext:value-type="float">
            <text:p>2757,64</text:p>
          </table:table-cell>
          <table:table-cell table:style-name="ce3" office:value-type="float" office:value="2838.127" calcext:value-type="float">
            <text:p>2838,127</text:p>
          </table:table-cell>
          <table:table-cell table:style-name="ce3" office:value-type="float" office:value="2864.673" calcext:value-type="float">
            <text:p>2864,673</text:p>
          </table:table-cell>
          <table:table-cell table:style-name="ce3" office:value-type="float" office:value="3044.62" calcext:value-type="float">
            <text:p>3044,62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87" calcext:value-type="float">
            <text:p>0,387</text:p>
          </table:table-cell>
          <table:table-cell table:style-name="ce3" office:value-type="float" office:value="1.312" calcext:value-type="float">
            <text:p>1,312</text:p>
          </table:table-cell>
          <table:table-cell table:style-name="ce3" office:value-type="float" office:value="0.592" calcext:value-type="float">
            <text:p>0,5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224.35" calcext:value-type="float">
            <text:p>2224,35</text:p>
          </table:table-cell>
          <table:table-cell table:style-name="ce3" office:value-type="float" office:value="2940.683" calcext:value-type="float">
            <text:p>2940,683</text:p>
          </table:table-cell>
          <table:table-cell table:style-name="ce3" office:value-type="float" office:value="4261.522" calcext:value-type="float">
            <text:p>4261,522</text:p>
          </table:table-cell>
          <table:table-cell table:style-name="ce3" office:value-type="float" office:value="4261.52" calcext:value-type="float">
            <text:p>4261,52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99" calcext:value-type="float">
            <text:p>0,299</text:p>
          </table:table-cell>
          <table:table-cell table:style-name="ce3" office:value-type="float" office:value="0.248" calcext:value-type="float">
            <text:p>0,248</text:p>
          </table:table-cell>
          <table:table-cell table:style-name="ce3" office:value-type="float" office:value="0.336" calcext:value-type="float">
            <text:p>0,3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375.16" calcext:value-type="float">
            <text:p>2375,16</text:p>
          </table:table-cell>
          <table:table-cell table:style-name="ce3" office:value-type="float" office:value="2244.083" calcext:value-type="float">
            <text:p>2244,083</text:p>
          </table:table-cell>
          <table:table-cell table:style-name="ce3" office:value-type="float" office:value="1942.387" calcext:value-type="float">
            <text:p>1942,387</text:p>
          </table:table-cell>
          <table:table-cell table:style-name="ce3" office:value-type="float" office:value="2275.56" calcext:value-type="float">
            <text:p>2275,56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53" calcext:value-type="float">
            <text:p>0,153</text:p>
          </table:table-cell>
          <table:table-cell table:style-name="ce3" office:value-type="float" office:value="0.156" calcext:value-type="float">
            <text:p>0,156</text:p>
          </table:table-cell>
          <table:table-cell table:style-name="ce3" office:value-type="float" office:value="0.128" calcext:value-type="float">
            <text:p>0,12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764.25" calcext:value-type="float">
            <text:p>1764,25</text:p>
          </table:table-cell>
          <table:table-cell table:style-name="ce3" office:value-type="float" office:value="1803.192" calcext:value-type="float">
            <text:p>1803,192</text:p>
          </table:table-cell>
          <table:table-cell table:style-name="ce3" office:value-type="float" office:value="1734.66" calcext:value-type="float">
            <text:p>1734,66</text:p>
          </table:table-cell>
          <table:table-cell table:style-name="ce3" office:value-type="float" office:value="1825.1" calcext:value-type="float">
            <text:p>1825,1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117" calcext:value-type="float">
            <text:p>0,117</text:p>
          </table:table-cell>
          <table:table-cell table:style-name="ce3" office:value-type="float" office:value="0.0889" calcext:value-type="float">
            <text:p>0,08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249.29" calcext:value-type="float">
            <text:p>3249,29</text:p>
          </table:table-cell>
          <table:table-cell table:style-name="ce3" office:value-type="float" office:value="4160.28" calcext:value-type="float">
            <text:p>4160,28</text:p>
          </table:table-cell>
          <table:table-cell table:style-name="ce3" office:value-type="float" office:value="3378.105" calcext:value-type="float">
            <text:p>3378,105</text:p>
          </table:table-cell>
          <table:table-cell table:style-name="ce3" office:value-type="float" office:value="5170.53" calcext:value-type="float">
            <text:p>5170,53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298" calcext:value-type="float">
            <text:p>0,298</text:p>
          </table:table-cell>
          <table:table-cell table:style-name="ce3" office:value-type="float" office:value="0.155" calcext:value-type="float">
            <text:p>0,15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277.81" calcext:value-type="float">
            <text:p>3277,81</text:p>
          </table:table-cell>
          <table:table-cell table:style-name="ce3" office:value-type="float" office:value="3491.54" calcext:value-type="float">
            <text:p>3491,54</text:p>
          </table:table-cell>
          <table:table-cell table:style-name="ce3" office:value-type="float" office:value="2648.639" calcext:value-type="float">
            <text:p>2648,639</text:p>
          </table:table-cell>
          <table:table-cell table:style-name="ce3" office:value-type="float" office:value="3178.95" calcext:value-type="float">
            <text:p>3178,95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454" calcext:value-type="float">
            <text:p>0,454</text:p>
          </table:table-cell>
          <table:table-cell table:style-name="ce3" office:value-type="float" office:value="0.247" calcext:value-type="float">
            <text:p>0,24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680.17" calcext:value-type="float">
            <text:p>3680,17</text:p>
          </table:table-cell>
          <table:table-cell table:style-name="ce3" office:value-type="float" office:value="3624.69" calcext:value-type="float">
            <text:p>3624,69</text:p>
          </table:table-cell>
          <table:table-cell table:style-name="ce3" office:value-type="float" office:value="3960.618" calcext:value-type="float">
            <text:p>3960,618</text:p>
          </table:table-cell>
          <table:table-cell table:style-name="ce3" office:value-type="float" office:value="3055.87" calcext:value-type="float">
            <text:p>3055,87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134" calcext:value-type="float">
            <text:p>0,134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79" calcext:value-type="float">
            <text:p>0,17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603.42" calcext:value-type="float">
            <text:p>2603,42</text:p>
          </table:table-cell>
          <table:table-cell table:style-name="ce4" table:formula="of:=AVERAGE([.C221:.C230])" office:value-type="float" office:value="2824.1511" calcext:value-type="float">
            <text:p>2824,1511</text:p>
          </table:table-cell>
          <table:table-cell table:style-name="ce4" table:formula="of:=AVERAGE([.D221:.D230])" office:value-type="float" office:value="2816.7481" calcext:value-type="float">
            <text:p>2816,7481</text:p>
          </table:table-cell>
          <table:table-cell table:style-name="ce4" table:formula="of:=AVERAGE([.E221:.E230])" office:value-type="float" office:value="3069.6886" calcext:value-type="float">
            <text:p>3069,6886</text:p>
          </table:table-cell>
          <table:table-cell table:style-name="Default"/>
          <table:table-cell table:style-name="ce1"/>
          <table:table-cell table:style-name="ce4" table:formula="of:=AVERAGE([.H221:.H230])" office:value-type="float" office:value="0.165" calcext:value-type="float">
            <text:p>0,165</text:p>
          </table:table-cell>
          <table:table-cell table:style-name="ce4" table:formula="of:=AVERAGE([.I221:.I230])" office:value-type="float" office:value="0.204" calcext:value-type="float">
            <text:p>0,204</text:p>
          </table:table-cell>
          <table:table-cell table:style-name="ce4" table:formula="of:=AVERAGE([.J221:.J230])" office:value-type="float" office:value="0.3617" calcext:value-type="float">
            <text:p>0,3617</text:p>
          </table:table-cell>
          <table:table-cell table:style-name="ce4" table:formula="of:=AVERAGE([.K221:.K230])" office:value-type="float" office:value="0.28039" calcext:value-type="float">
            <text:p>0,280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069" calcext:value-type="float">
            <text:p>0,00069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38" calcext:value-type="float">
            <text:p>0,0038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34" calcext:value-type="float">
            <text:p>1,34</text:p>
          </table:table-cell>
          <table:table-cell table:style-name="ce3" office:value-type="float" office:value="0.709" calcext:value-type="float">
            <text:p>0,709</text:p>
          </table:table-cell>
          <table:table-cell table:style-name="ce3" office:value-type="float" office:value="0.858" calcext:value-type="float">
            <text:p>0,858</text:p>
          </table:table-cell>
          <table:table-cell table:style-name="ce3" office:value-type="float" office:value="0.8577" calcext:value-type="float">
            <text:p>0,857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004" calcext:value-type="float">
            <text:p>0,0004</text:p>
          </table:table-cell>
          <table:table-cell table:number-columns-repeated="2" table:style-name="ce10" office:value-type="float" office:value="0.00000145" calcext:value-type="float">
            <text:p>1,45E-06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51" calcext:value-type="float">
            <text:p>0,651</text:p>
          </table:table-cell>
          <table:table-cell table:number-columns-repeated="2" table:style-name="ce3" office:value-type="float" office:value="0.829" calcext:value-type="float">
            <text:p>0,82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53" calcext:value-type="float">
            <text:p>0,053</text:p>
          </table:table-cell>
          <table:table-cell table:style-name="ce3" office:value-type="float" office:value="0.0032" calcext:value-type="float">
            <text:p>0,0032</text:p>
          </table:table-cell>
          <table:table-cell table:style-name="ce3" office:value-type="float" office:value="0.0033" calcext:value-type="float">
            <text:p>0,0033</text:p>
          </table:table-cell>
          <table:table-cell table:style-name="ce3" office:value-type="float" office:value="0.006" calcext:value-type="float">
            <text:p>0,006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602" calcext:value-type="float">
            <text:p>0,602</text:p>
          </table:table-cell>
          <table:table-cell table:style-name="ce3" office:value-type="float" office:value="0.758" calcext:value-type="float">
            <text:p>0,758</text:p>
          </table:table-cell>
          <table:table-cell table:style-name="ce3" office:value-type="float" office:value="0.608" calcext:value-type="float">
            <text:p>0,6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0062" calcext:value-type="float">
            <text:p>0,00062</text:p>
          </table:table-cell>
          <table:table-cell table:style-name="ce3" office:value-type="float" office:value="0.00043" calcext:value-type="float">
            <text:p>0,00043</text:p>
          </table:table-cell>
          <table:table-cell table:style-name="ce3" office:value-type="float" office:value="0.000427" calcext:value-type="float">
            <text:p>0,000427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office:value-type="float" office:value="0.582" calcext:value-type="float">
            <text:p>0,582</text:p>
          </table:table-cell>
          <table:table-cell table:style-name="ce3" office:value-type="float" office:value="0.964" calcext:value-type="float">
            <text:p>0,964</text:p>
          </table:table-cell>
          <table:table-cell table:style-name="ce3" office:value-type="float" office:value="0.589" calcext:value-type="float">
            <text:p>0,5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039" calcext:value-type="float">
            <text:p>0,00039</text:p>
          </table:table-cell>
          <table:table-cell table:number-columns-repeated="2" table:style-name="ce3" office:value-type="float" office:value="0.00023" calcext:value-type="float">
            <text:p>0,00023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office:value-type="float" office:value="0.728" calcext:value-type="float">
            <text:p>0,728</text:p>
          </table:table-cell>
          <table:table-cell table:number-columns-repeated="2" table:style-name="ce3" office:value-type="float" office:value="0.78" calcext:value-type="float">
            <text:p>0,7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00073" calcext:value-type="float">
            <text:p>0,00073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14" calcext:value-type="float">
            <text:p>0,0014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531" calcext:value-type="float">
            <text:p>0,531</text:p>
          </table:table-cell>
          <table:table-cell table:style-name="ce3" office:value-type="float" office:value="0.534" calcext:value-type="float">
            <text:p>0,53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2028" calcext:value-type="float">
            <text:p>0,2028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ce3" office:value-type="float" office:value="0.00046" calcext:value-type="float">
            <text:p>0,00046</text:p>
          </table:table-cell>
          <table:table-cell table:style-name="ce3" office:value-type="float" office:value="0.000457" calcext:value-type="float">
            <text:p>0,000457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office:value-type="float" office:value="0.6969" calcext:value-type="float">
            <text:p>0,6969</text:p>
          </table:table-cell>
          <table:table-cell table:style-name="ce3" office:value-type="float" office:value="0.753" calcext:value-type="float">
            <text:p>0,753</text:p>
          </table:table-cell>
          <table:table-cell table:style-name="ce3" office:value-type="float" office:value="0.923" calcext:value-type="float">
            <text:p>0,92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66" calcext:value-type="float">
            <text:p>0,0066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018" calcext:value-type="float">
            <text:p>0,00018</text:p>
          </table:table-cell>
          <table:table-cell table:style-name="ce3" office:value-type="float" office:value="0.00028" calcext:value-type="float">
            <text:p>0,00028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6487" calcext:value-type="float">
            <text:p>0,6487</text:p>
          </table:table-cell>
          <table:table-cell table:style-name="ce3" office:value-type="float" office:value="0.649" calcext:value-type="float">
            <text:p>0,64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46" calcext:value-type="float">
            <text:p>0,0246</text:p>
          </table:table-cell>
          <table:table-cell table:style-name="ce3" office:value-type="float" office:value="0.00021" calcext:value-type="float">
            <text:p>0,00021</text:p>
          </table:table-cell>
          <table:table-cell table:style-name="ce3" office:value-type="float" office:value="0.00019" calcext:value-type="float">
            <text:p>0,00019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511" calcext:value-type="float">
            <text:p>0,511</text:p>
          </table:table-cell>
          <table:table-cell table:style-name="ce3" office:value-type="float" office:value="0.459" calcext:value-type="float">
            <text:p>0,459</text:p>
          </table:table-cell>
          <table:table-cell table:style-name="ce3" office:value-type="float" office:value="0.515" calcext:value-type="float">
            <text:p>0,51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office:value-type="float" office:value="0.0006" calcext:value-type="float">
            <text:p>0,0006</text:p>
          </table:table-cell>
          <table:table-cell table:style-name="ce3" office:value-type="float" office:value="0.00024" calcext:value-type="float">
            <text:p>0,00024</text:p>
          </table:table-cell>
          <table:table-cell table:style-name="ce3" office:value-type="float" office:value="0.00046" calcext:value-type="float">
            <text:p>0,00046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1.024" calcext:value-type="float">
            <text:p>1,024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05082" calcext:value-type="float">
            <text:p>0,05082</text:p>
          </table:table-cell>
          <table:table-cell table:style-name="ce4" table:formula="of:=AVERAGE([.C234:.C243])" office:value-type="float" office:value="0.000804" calcext:value-type="float">
            <text:p>0,000804</text:p>
          </table:table-cell>
          <table:table-cell table:style-name="ce4" table:formula="of:=AVERAGE([.D234:.D243])" office:value-type="float" office:value="0.001012145" calcext:value-type="float">
            <text:p>0,001012145</text:p>
          </table:table-cell>
          <table:table-cell table:style-name="ce4" table:formula="of:=AVERAGE([.E234:.E243])" office:value-type="float" office:value="0.001346545" calcext:value-type="float">
            <text:p>0,001346545</text:p>
          </table:table-cell>
          <table:table-cell table:style-name="Default"/>
          <table:table-cell table:style-name="ce1"/>
          <table:table-cell table:style-name="ce4" table:formula="of:=AVERAGE([.H234:.H243])" office:value-type="float" office:value="1.153" calcext:value-type="float">
            <text:p>1,153</text:p>
          </table:table-cell>
          <table:table-cell table:style-name="ce4" table:formula="of:=AVERAGE([.I234:.I243])" office:value-type="float" office:value="0.63539" calcext:value-type="float">
            <text:p>0,63539</text:p>
          </table:table-cell>
          <table:table-cell table:style-name="ce4" table:formula="of:=AVERAGE([.J234:.J243])" office:value-type="float" office:value="0.76047" calcext:value-type="float">
            <text:p>0,76047</text:p>
          </table:table-cell>
          <table:table-cell table:style-name="ce4" table:formula="of:=AVERAGE([.K234:.K243])" office:value-type="float" office:value="0.6983" calcext:value-type="float">
            <text:p>0,698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0839" calcext:value-type="float">
            <text:p>0,0839</text:p>
          </table:table-cell>
          <table:table-cell table:style-name="ce3" office:value-type="float" office:value="0.0882" calcext:value-type="float">
            <text:p>0,0882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2.322" calcext:value-type="float">
            <text:p>2,322</text:p>
          </table:table-cell>
          <table:table-cell table:style-name="ce3" office:value-type="float" office:value="3.717" calcext:value-type="float">
            <text:p>3,71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0.0553" calcext:value-type="float">
            <text:p>0,0553</text:p>
          </table:table-cell>
          <table:table-cell table:style-name="ce3" office:value-type="float" office:value="0.05462" calcext:value-type="float">
            <text:p>0,05462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100.294" calcext:value-type="float">
            <text:p>100,294</text:p>
          </table:table-cell>
          <table:table-cell table:number-columns-repeated="2" table:style-name="ce3" office:value-type="float" office:value="0.611" calcext:value-type="float">
            <text:p>0,6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6.81" calcext:value-type="float">
            <text:p>6,81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 office:value-type="float" office:value="0.1178" calcext:value-type="float">
            <text:p>0,1178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600.621" calcext:value-type="float">
            <text:p>600,621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7.358" calcext:value-type="float">
            <text:p>7,35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43.78" calcext:value-type="float">
            <text:p>43,78</text:p>
          </table:table-cell>
          <table:table-cell table:style-name="ce3" office:value-type="float" office:value="0.0944" calcext:value-type="float">
            <text:p>0,0944</text:p>
          </table:table-cell>
          <table:table-cell table:number-columns-repeated="2" table:style-name="ce3" office:value-type="float" office:value="0.0904" calcext:value-type="float">
            <text:p>0,0904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3.04" calcext:value-type="float">
            <text:p>3,04</text:p>
          </table:table-cell>
          <table:table-cell table:style-name="ce3" office:value-type="float" office:value="1.593" calcext:value-type="float">
            <text:p>1,593</text:p>
          </table:table-cell>
          <table:table-cell table:style-name="ce3" office:value-type="float" office:value="2.4293" calcext:value-type="float">
            <text:p>2,429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41.84" calcext:value-type="float">
            <text:p>41,84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28" calcext:value-type="float">
            <text:p>0,128</text:p>
          </table:table-cell>
          <table:table-cell table:style-name="ce3" office:value-type="float" office:value="0.1277" calcext:value-type="float">
            <text:p>0,1277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736" calcext:value-type="float">
            <text:p>1,736</text:p>
          </table:table-cell>
          <table:table-cell table:style-name="ce3" office:value-type="float" office:value="2.061" calcext:value-type="float">
            <text:p>2,061</text:p>
          </table:table-cell>
          <table:table-cell table:style-name="ce3" office:value-type="float" office:value="1.675" calcext:value-type="float">
            <text:p>1,6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336.75" calcext:value-type="float">
            <text:p>336,75</text:p>
          </table:table-cell>
          <table:table-cell table:style-name="ce3" office:value-type="float" office:value="94.876" calcext:value-type="float">
            <text:p>94,876</text:p>
          </table:table-cell>
          <table:table-cell table:style-name="ce3" office:value-type="float" office:value="0.0608" calcext:value-type="float">
            <text:p>0,0608</text:p>
          </table:table-cell>
          <table:table-cell table:style-name="ce3" office:value-type="float" office:value="0.0569" calcext:value-type="float">
            <text:p>0,0569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office:value-type="float" office:value="36.455" calcext:value-type="float">
            <text:p>36,455</text:p>
          </table:table-cell>
          <table:table-cell table:style-name="ce3" office:value-type="float" office:value="1.293" calcext:value-type="float">
            <text:p>1,293</text:p>
          </table:table-cell>
          <table:table-cell table:style-name="ce3" office:value-type="float" office:value="1.287" calcext:value-type="float">
            <text:p>1,28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85.1" calcext:value-type="float">
            <text:p>85,1</text:p>
          </table:table-cell>
          <table:table-cell table:style-name="ce3" office:value-type="float" office:value="0.035" calcext:value-type="float">
            <text:p>0,035</text:p>
          </table:table-cell>
          <table:table-cell table:style-name="ce3" office:value-type="float" office:value="0.0361" calcext:value-type="float">
            <text:p>0,0361</text:p>
          </table:table-cell>
          <table:table-cell table:style-name="ce3" office:value-type="float" office:value="0.041" calcext:value-type="float">
            <text:p>0,041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86" calcext:value-type="float">
            <text:p>1,86</text:p>
          </table:table-cell>
          <table:table-cell table:style-name="ce3" office:value-type="float" office:value="2.918" calcext:value-type="float">
            <text:p>2,918</text:p>
          </table:table-cell>
          <table:table-cell table:style-name="ce3" office:value-type="float" office:value="4.893" calcext:value-type="float">
            <text:p>4,893</text:p>
          </table:table-cell>
          <table:table-cell table:style-name="ce3" office:value-type="float" office:value="4.082" calcext:value-type="float">
            <text:p>4,08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361.92" calcext:value-type="float">
            <text:p>361,92</text:p>
          </table:table-cell>
          <table:table-cell table:style-name="ce3" office:value-type="float" office:value="0.0716" calcext:value-type="float">
            <text:p>0,0716</text:p>
          </table:table-cell>
          <table:table-cell table:style-name="ce3" office:value-type="float" office:value="0.0683" calcext:value-type="float">
            <text:p>0,0683</text:p>
          </table:table-cell>
          <table:table-cell table:style-name="ce3" office:value-type="float" office:value="0.071" calcext:value-type="float">
            <text:p>0,071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.319" calcext:value-type="float">
            <text:p>5,319</text:p>
          </table:table-cell>
          <table:table-cell table:style-name="ce3" office:value-type="float" office:value="5.8663" calcext:value-type="float">
            <text:p>5,866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110.19" calcext:value-type="float">
            <text:p>110,1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48" calcext:value-type="float">
            <text:p>0,148</text:p>
          </table:table-cell>
          <table:table-cell table:style-name="ce3" office:value-type="float" office:value="0.152" calcext:value-type="float">
            <text:p>0,152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6.165" calcext:value-type="float">
            <text:p>6,165</text:p>
          </table:table-cell>
          <table:table-cell table:style-name="ce3" office:value-type="float" office:value="7.01" calcext:value-type="float">
            <text:p>7,01</text:p>
          </table:table-cell>
          <table:table-cell table:style-name="ce3" office:value-type="float" office:value="3.917" calcext:value-type="float">
            <text:p>3,91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46.06" calcext:value-type="float">
            <text:p>46,06</text:p>
          </table:table-cell>
          <table:table-cell table:style-name="ce3" office:value-type="float" office:value="4.55" calcext:value-type="float">
            <text:p>4,55</text:p>
          </table:table-cell>
          <table:table-cell table:style-name="ce3" office:value-type="float" office:value="0.072" calcext:value-type="float">
            <text:p>0,072</text:p>
          </table:table-cell>
          <table:table-cell table:style-name="ce3" office:value-type="float" office:value="0.0689" calcext:value-type="float">
            <text:p>0,0689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9.47" calcext:value-type="float">
            <text:p>9,47</text:p>
          </table:table-cell>
          <table:table-cell table:style-name="ce3" office:value-type="float" office:value="2.68" calcext:value-type="float">
            <text:p>2,68</text:p>
          </table:table-cell>
          <table:table-cell table:style-name="ce3" office:value-type="float" office:value="4.81" calcext:value-type="float">
            <text:p>4,8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105.807" calcext:value-type="float">
            <text:p>105,807</text:p>
          </table:table-cell>
          <table:table-cell table:style-name="ce4" table:formula="of:=AVERAGE([.C247:.C256])" office:value-type="float" office:value="10.0176" calcext:value-type="float">
            <text:p>10,0176</text:p>
          </table:table-cell>
          <table:table-cell table:style-name="ce4" table:formula="of:=AVERAGE([.D247:.D256])" office:value-type="float" office:value="0.08658" calcext:value-type="float">
            <text:p>0,08658</text:p>
          </table:table-cell>
          <table:table-cell table:style-name="ce4" table:formula="of:=AVERAGE([.E247:.E256])" office:value-type="float" office:value="0.086852" calcext:value-type="float">
            <text:p>0,086852</text:p>
          </table:table-cell>
          <table:table-cell table:style-name="Default"/>
          <table:table-cell table:style-name="ce1"/>
          <table:table-cell table:style-name="ce4" table:formula="of:=AVERAGE([.H247:.H256])" office:value-type="float" office:value="1.9622" calcext:value-type="float">
            <text:p>1,9622</text:p>
          </table:table-cell>
          <table:table-cell table:style-name="ce4" table:formula="of:=AVERAGE([.I247:.I256])" office:value-type="float" office:value="97.6932" calcext:value-type="float">
            <text:p>97,6932</text:p>
          </table:table-cell>
          <table:table-cell table:style-name="ce4" table:formula="of:=AVERAGE([.J247:.J256])" office:value-type="float" office:value="3.1292" calcext:value-type="float">
            <text:p>3,1292</text:p>
          </table:table-cell>
          <table:table-cell table:style-name="ce4" table:formula="of:=AVERAGE([.K247:.K256])" office:value-type="float" office:value="3.57526" calcext:value-type="float">
            <text:p>3,5752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964.41" calcext:value-type="float">
            <text:p>2964,41</text:p>
          </table:table-cell>
          <table:table-cell table:style-name="ce3" office:value-type="float" office:value="2221.997" calcext:value-type="float">
            <text:p>2221,997</text:p>
          </table:table-cell>
          <table:table-cell table:style-name="ce3" office:value-type="float" office:value="635.727" calcext:value-type="float">
            <text:p>635,727</text:p>
          </table:table-cell>
          <table:table-cell table:style-name="ce3" office:value-type="float" office:value="1055.237" calcext:value-type="float">
            <text:p>1055,237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246" calcext:value-type="float">
            <text:p>0,246</text:p>
          </table:table-cell>
          <table:table-cell table:style-name="ce3" office:value-type="float" office:value="0.224" calcext:value-type="float">
            <text:p>0,22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4.8" calcext:value-type="float">
            <text:p>2634,8</text:p>
          </table:table-cell>
          <table:table-cell table:style-name="ce3" office:value-type="float" office:value="2381.797" calcext:value-type="float">
            <text:p>2381,797</text:p>
          </table:table-cell>
          <table:table-cell table:style-name="ce3" office:value-type="float" office:value="1254.467" calcext:value-type="float">
            <text:p>1254,467</text:p>
          </table:table-cell>
          <table:table-cell table:style-name="ce3" office:value-type="float" office:value="1336.453" calcext:value-type="float">
            <text:p>1336,453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59" calcext:value-type="float">
            <text:p>0,259</text:p>
          </table:table-cell>
          <table:table-cell table:style-name="ce3" office:value-type="float" office:value="0.272" calcext:value-type="float">
            <text:p>0,272</text:p>
          </table:table-cell>
          <table:table-cell table:style-name="ce3" office:value-type="float" office:value="0.345" calcext:value-type="float">
            <text:p>0,34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533.53" calcext:value-type="float">
            <text:p>2533,53</text:p>
          </table:table-cell>
          <table:table-cell table:style-name="ce3" office:value-type="float" office:value="1848.778" calcext:value-type="float">
            <text:p>1848,778</text:p>
          </table:table-cell>
          <table:table-cell table:number-columns-repeated="2" table:style-name="ce3" office:value-type="float" office:value="958.515" calcext:value-type="float">
            <text:p>958,515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327" calcext:value-type="float">
            <text:p>0,327</text:p>
          </table:table-cell>
          <table:table-cell table:style-name="ce3" office:value-type="float" office:value="4.624" calcext:value-type="float">
            <text:p>4,624</text:p>
          </table:table-cell>
          <table:table-cell table:style-name="ce3" office:value-type="float" office:value="0.344" calcext:value-type="float">
            <text:p>0,3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798.65" calcext:value-type="float">
            <text:p>3798,65</text:p>
          </table:table-cell>
          <table:table-cell table:style-name="ce3" office:value-type="float" office:value="3024.183" calcext:value-type="float">
            <text:p>3024,183</text:p>
          </table:table-cell>
          <table:table-cell table:style-name="ce3" office:value-type="float" office:value="1073.072" calcext:value-type="float">
            <text:p>1073,072</text:p>
          </table:table-cell>
          <table:table-cell table:style-name="ce3" office:value-type="float" office:value="1351.0427" calcext:value-type="float">
            <text:p>1351,0427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1.189" calcext:value-type="float">
            <text:p>1,189</text:p>
          </table:table-cell>
          <table:table-cell table:style-name="ce3" office:value-type="float" office:value="1.391" calcext:value-type="float">
            <text:p>1,391</text:p>
          </table:table-cell>
          <table:table-cell table:style-name="ce3" office:value-type="float" office:value="4.947" calcext:value-type="float">
            <text:p>4,94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492.17" calcext:value-type="float">
            <text:p>3492,17</text:p>
          </table:table-cell>
          <table:table-cell table:style-name="ce3" office:value-type="float" office:value="2741.197" calcext:value-type="float">
            <text:p>2741,197</text:p>
          </table:table-cell>
          <table:table-cell table:style-name="ce3" office:value-type="float" office:value="1299.893" calcext:value-type="float">
            <text:p>1299,893</text:p>
          </table:table-cell>
          <table:table-cell table:style-name="ce3" office:value-type="float" office:value="1299.89" calcext:value-type="float">
            <text:p>1299,89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88" calcext:value-type="float">
            <text:p>0,188</text:p>
          </table:table-cell>
          <table:table-cell table:style-name="ce3" office:value-type="float" office:value="0.267" calcext:value-type="float">
            <text:p>0,267</text:p>
          </table:table-cell>
          <table:table-cell table:style-name="ce3" office:value-type="float" office:value="0.208" calcext:value-type="float">
            <text:p>0,2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424.06" calcext:value-type="float">
            <text:p>3424,06</text:p>
          </table:table-cell>
          <table:table-cell table:style-name="ce3" office:value-type="float" office:value="2516.46" calcext:value-type="float">
            <text:p>2516,46</text:p>
          </table:table-cell>
          <table:table-cell table:style-name="ce3" office:value-type="float" office:value="1454.885" calcext:value-type="float">
            <text:p>1454,885</text:p>
          </table:table-cell>
          <table:table-cell table:style-name="ce3" office:value-type="float" office:value="1378.75" calcext:value-type="float">
            <text:p>1378,75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81" calcext:value-type="float">
            <text:p>0,181</text:p>
          </table:table-cell>
          <table:table-cell table:number-columns-repeated="2" table:style-name="ce3" office:value-type="float" office:value="0.211" calcext:value-type="float">
            <text:p>0,2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32.21" calcext:value-type="float">
            <text:p>2832,21</text:p>
          </table:table-cell>
          <table:table-cell table:style-name="ce3" office:value-type="float" office:value="2238.47" calcext:value-type="float">
            <text:p>2238,47</text:p>
          </table:table-cell>
          <table:table-cell table:style-name="ce3" office:value-type="float" office:value="1092.129" calcext:value-type="float">
            <text:p>1092,129</text:p>
          </table:table-cell>
          <table:table-cell table:style-name="ce3" office:value-type="float" office:value="823.74" calcext:value-type="float">
            <text:p>823,74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93" calcext:value-type="float">
            <text:p>0,193</text:p>
          </table:table-cell>
          <table:table-cell table:style-name="ce3" office:value-type="float" office:value="0.19" calcext:value-type="float">
            <text:p>0,1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236.59" calcext:value-type="float">
            <text:p>2236,59</text:p>
          </table:table-cell>
          <table:table-cell table:style-name="ce3" office:value-type="float" office:value="2084.52" calcext:value-type="float">
            <text:p>2084,52</text:p>
          </table:table-cell>
          <table:table-cell table:style-name="ce3" office:value-type="float" office:value="1077.405" calcext:value-type="float">
            <text:p>1077,405</text:p>
          </table:table-cell>
          <table:table-cell table:style-name="ce3" office:value-type="float" office:value="1298.53" calcext:value-type="float">
            <text:p>1298,53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56" calcext:value-type="float">
            <text:p>0,356</text:p>
          </table:table-cell>
          <table:table-cell table:style-name="ce3" office:value-type="float" office:value="0.34051" calcext:value-type="float">
            <text:p>0,340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2997.77" calcext:value-type="float">
            <text:p>2997,77</text:p>
          </table:table-cell>
          <table:table-cell table:style-name="ce3" office:value-type="float" office:value="2547.56" calcext:value-type="float">
            <text:p>2547,56</text:p>
          </table:table-cell>
          <table:table-cell table:style-name="ce3" office:value-type="float" office:value="623.97" calcext:value-type="float">
            <text:p>623,97</text:p>
          </table:table-cell>
          <table:table-cell table:style-name="ce3" office:value-type="float" office:value="627.04" calcext:value-type="float">
            <text:p>627,04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195" calcext:value-type="float">
            <text:p>0,195</text:p>
          </table:table-cell>
          <table:table-cell table:number-columns-repeated="2" table:style-name="ce3" office:value-type="float" office:value="0.204" calcext:value-type="float">
            <text:p>0,2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926.67" calcext:value-type="float">
            <text:p>1926,67</text:p>
          </table:table-cell>
          <table:table-cell table:style-name="ce3" office:value-type="float" office:value="1560.25" calcext:value-type="float">
            <text:p>1560,25</text:p>
          </table:table-cell>
          <table:table-cell table:style-name="ce3" office:value-type="float" office:value="666.38967" calcext:value-type="float">
            <text:p>666,38967</text:p>
          </table:table-cell>
          <table:table-cell table:style-name="ce3" office:value-type="float" office:value="643.13" calcext:value-type="float">
            <text:p>643,13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08" calcext:value-type="float">
            <text:p>0,308</text:p>
          </table:table-cell>
          <table:table-cell table:style-name="ce3" office:value-type="float" office:value="0.297" calcext:value-type="float">
            <text:p>0,297</text:p>
          </table:table-cell>
          <table:table-cell table:style-name="ce3" office:value-type="float" office:value="0.361" calcext:value-type="float">
            <text:p>0,36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2884.086" calcext:value-type="float">
            <text:p>2884,086</text:p>
          </table:table-cell>
          <table:table-cell table:style-name="ce4" table:formula="of:=AVERAGE([.C260:.C269])" office:value-type="float" office:value="2316.5212" calcext:value-type="float">
            <text:p>2316,5212</text:p>
          </table:table-cell>
          <table:table-cell table:style-name="ce4" table:formula="of:=AVERAGE([.D260:.D269])" office:value-type="float" office:value="1013.645267" calcext:value-type="float">
            <text:p>1013,645267</text:p>
          </table:table-cell>
          <table:table-cell table:style-name="ce4" table:formula="of:=AVERAGE([.E260:.E269])" office:value-type="float" office:value="1077.23277" calcext:value-type="float">
            <text:p>1077,23277</text:p>
          </table:table-cell>
          <table:table-cell table:style-name="Default"/>
          <table:table-cell table:style-name="ce1"/>
          <table:table-cell table:style-name="ce4" table:formula="of:=AVERAGE([.H260:.H269])" office:value-type="float" office:value="0.366" calcext:value-type="float">
            <text:p>0,366</text:p>
          </table:table-cell>
          <table:table-cell table:style-name="ce4" table:formula="of:=AVERAGE([.I260:.I269])" office:value-type="float" office:value="0.3386" calcext:value-type="float">
            <text:p>0,3386</text:p>
          </table:table-cell>
          <table:table-cell table:style-name="ce4" table:formula="of:=AVERAGE([.J260:.J269])" office:value-type="float" office:value="0.8061" calcext:value-type="float">
            <text:p>0,8061</text:p>
          </table:table-cell>
          <table:table-cell table:style-name="ce4" table:formula="of:=AVERAGE([.K260:.K269])" office:value-type="float" office:value="0.737451" calcext:value-type="float">
            <text:p>0,7374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4719" calcext:value-type="float">
            <text:p>0,4719</text:p>
          </table:table-cell>
          <table:table-cell table:style-name="ce3" office:value-type="float" office:value="0.484" calcext:value-type="float">
            <text:p>0,484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office:value-type="float" office:value="8.702" calcext:value-type="float">
            <text:p>8,702</text:p>
          </table:table-cell>
          <table:table-cell table:style-name="ce3" office:value-type="float" office:value="8.649" calcext:value-type="float">
            <text:p>8,649</text:p>
          </table:table-cell>
          <table:table-cell table:style-name="ce3" office:value-type="float" office:value="8.596" calcext:value-type="float">
            <text:p>8,5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office:value-type="float" office:value="1.066" calcext:value-type="float">
            <text:p>1,066</text:p>
          </table:table-cell>
          <table:table-cell table:style-name="ce3" office:value-type="float" office:value="0.8782" calcext:value-type="float">
            <text:p>0,8782</text:p>
          </table:table-cell>
          <table:table-cell table:style-name="ce3" office:value-type="float" office:value="0.905" calcext:value-type="float">
            <text:p>0,905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3" office:value-type="float" office:value="7.401" calcext:value-type="float">
            <text:p>7,401</text:p>
          </table:table-cell>
          <table:table-cell table:style-name="ce3" office:value-type="float" office:value="7.393" calcext:value-type="float">
            <text:p>7,393</text:p>
          </table:table-cell>
          <table:table-cell table:style-name="ce3" office:value-type="float" office:value="7.39" calcext:value-type="float">
            <text:p>7,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333" calcext:value-type="float">
            <text:p>0,333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6.48" calcext:value-type="float">
            <text:p>16,48</text:p>
          </table:table-cell>
          <table:table-cell table:style-name="ce3" office:value-type="float" office:value="8.912" calcext:value-type="float">
            <text:p>8,912</text:p>
          </table:table-cell>
          <table:table-cell table:style-name="ce3" office:value-type="float" office:value="8.944" calcext:value-type="float">
            <text:p>8,944</text:p>
          </table:table-cell>
          <table:table-cell table:style-name="ce3" office:value-type="float" office:value="8.88" calcext:value-type="float">
            <text:p>8,8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462" calcext:value-type="float">
            <text:p>0,462</text:p>
          </table:table-cell>
          <table:table-cell table:style-name="ce3" office:value-type="float" office:value="0.392" calcext:value-type="float">
            <text:p>0,392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7.51" calcext:value-type="float">
            <text:p>7,51</text:p>
          </table:table-cell>
          <table:table-cell table:number-columns-repeated="2" table:style-name="ce3" office:value-type="float" office:value="7.615" calcext:value-type="float">
            <text:p>7,61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office:value-type="float" office:value="0.762" calcext:value-type="float">
            <text:p>0,762</text:p>
          </table:table-cell>
          <table:table-cell table:style-name="ce3" office:value-type="float" office:value="1.865" calcext:value-type="float">
            <text:p>1,865</text:p>
          </table:table-cell>
          <table:table-cell table:style-name="ce3" office:value-type="float" office:value="0.957" calcext:value-type="float">
            <text:p>0,957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7.246" calcext:value-type="float">
            <text:p>7,246</text:p>
          </table:table-cell>
          <table:table-cell table:style-name="ce3" office:value-type="float" office:value="7.195" calcext:value-type="float">
            <text:p>7,195</text:p>
          </table:table-cell>
          <table:table-cell table:style-name="ce3" office:value-type="float" office:value="7.156" calcext:value-type="float">
            <text:p>7,1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90.83" calcext:value-type="float">
            <text:p>90,83</text:p>
          </table:table-cell>
          <table:table-cell table:style-name="ce3" office:value-type="float" office:value="0.169" calcext:value-type="float">
            <text:p>0,169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31" calcext:value-type="float">
            <text:p>0,131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5.98" calcext:value-type="float">
            <text:p>15,98</text:p>
          </table:table-cell>
          <table:table-cell table:style-name="ce3" office:value-type="float" office:value="7.84" calcext:value-type="float">
            <text:p>7,84</text:p>
          </table:table-cell>
          <table:table-cell table:style-name="ce3" office:value-type="float" office:value="7.881" calcext:value-type="float">
            <text:p>7,881</text:p>
          </table:table-cell>
          <table:table-cell table:style-name="ce3" office:value-type="float" office:value="7.852" calcext:value-type="float">
            <text:p>7,85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1.123" calcext:value-type="float">
            <text:p>1,123</text:p>
          </table:table-cell>
          <table:table-cell table:style-name="ce3" office:value-type="float" office:value="1.027" calcext:value-type="float">
            <text:p>1,027</text:p>
          </table:table-cell>
          <table:table-cell table:style-name="ce3" office:value-type="float" office:value="0.397" calcext:value-type="float">
            <text:p>0,397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5.81" calcext:value-type="float">
            <text:p>15,81</text:p>
          </table:table-cell>
          <table:table-cell table:style-name="ce3" office:value-type="float" office:value="100.371" calcext:value-type="float">
            <text:p>100,371</text:p>
          </table:table-cell>
          <table:table-cell table:style-name="ce3" office:value-type="float" office:value="9.1981" calcext:value-type="float">
            <text:p>9,1981</text:p>
          </table:table-cell>
          <table:table-cell table:style-name="ce3" office:value-type="float" office:value="9.204" calcext:value-type="float">
            <text:p>9,2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7.87" calcext:value-type="float">
            <text:p>7,87</text:p>
          </table:table-cell>
          <table:table-cell table:style-name="ce3" office:value-type="float" office:value="18.731" calcext:value-type="float">
            <text:p>18,731</text:p>
          </table:table-cell>
          <table:table-cell table:style-name="ce3" office:value-type="float" office:value="1.405" calcext:value-type="float">
            <text:p>1,405</text:p>
          </table:table-cell>
          <table:table-cell table:style-name="ce3" office:value-type="float" office:value="1.3" calcext:value-type="float">
            <text:p>1,3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office:value-type="float" office:value="7.617" calcext:value-type="float">
            <text:p>7,617</text:p>
          </table:table-cell>
          <table:table-cell table:style-name="ce3" office:value-type="float" office:value="7.4748" calcext:value-type="float">
            <text:p>7,4748</text:p>
          </table:table-cell>
          <table:table-cell table:style-name="ce3" office:value-type="string" calcext:value-type="string">
            <text:p>Χ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315" calcext:value-type="float">
            <text:p>0,315</text:p>
          </table:table-cell>
          <table:table-cell table:style-name="ce3" office:value-type="float" office:value="0.326" calcext:value-type="float">
            <text:p>0,326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4.34" calcext:value-type="float">
            <text:p>14,34</text:p>
          </table:table-cell>
          <table:table-cell table:style-name="ce3" office:value-type="float" office:value="6.579" calcext:value-type="float">
            <text:p>6,579</text:p>
          </table:table-cell>
          <table:table-cell table:style-name="ce3" office:value-type="float" office:value="6.58614" calcext:value-type="float">
            <text:p>6,5861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 office:value-type="float" office:value="0.272" calcext:value-type="float">
            <text:p>0,272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3.34" calcext:value-type="float">
            <text:p>13,34</text:p>
          </table:table-cell>
          <table:table-cell table:style-name="ce3" office:value-type="float" office:value="7.139" calcext:value-type="float">
            <text:p>7,139</text:p>
          </table:table-cell>
          <table:table-cell table:style-name="ce3" office:value-type="float" office:value="7.189" calcext:value-type="float">
            <text:p>7,1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12.982" calcext:value-type="float">
            <text:p>12,982</text:p>
          </table:table-cell>
          <table:table-cell table:style-name="ce4" table:formula="of:=AVERAGE([.C273:.C282])" office:value-type="float" office:value="2.3862" calcext:value-type="float">
            <text:p>2,3862</text:p>
          </table:table-cell>
          <table:table-cell table:style-name="ce4" table:formula="of:=AVERAGE([.D273:.D282])" office:value-type="float" office:value="0.72581" calcext:value-type="float">
            <text:p>0,72581</text:p>
          </table:table-cell>
          <table:table-cell table:style-name="ce4" table:formula="of:=AVERAGE([.E273:.E282])" office:value-type="float" office:value="0.5497" calcext:value-type="float">
            <text:p>0,5497</text:p>
          </table:table-cell>
          <table:table-cell table:style-name="Default"/>
          <table:table-cell table:style-name="ce1"/>
          <table:table-cell table:style-name="ce4" table:formula="of:=AVERAGE([.H273:.H282])" office:value-type="float" office:value="15.357" calcext:value-type="float">
            <text:p>15,357</text:p>
          </table:table-cell>
          <table:table-cell table:style-name="ce4" table:formula="of:=AVERAGE([.I273:.I282])" office:value-type="float" office:value="16.9317" calcext:value-type="float">
            <text:p>16,9317</text:p>
          </table:table-cell>
          <table:table-cell table:style-name="ce4" table:formula="of:=AVERAGE([.J273:.J282])" office:value-type="float" office:value="7.812504" calcext:value-type="float">
            <text:p>7,812504</text:p>
          </table:table-cell>
          <table:table-cell table:style-name="ce4" table:formula="of:=AVERAGE([.K273:.K282])" office:value-type="float" office:value="8.099" calcext:value-type="float">
            <text:p>8,09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283" calcext:value-type="float">
            <text:p>0,283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426" calcext:value-type="float">
            <text:p>0,426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408" calcext:value-type="float">
            <text:p>0,408</text:p>
          </table:table-cell>
          <table:table-cell table:style-name="ce3" office:value-type="float" office:value="0.406" calcext:value-type="float">
            <text:p>0,406</text:p>
          </table:table-cell>
          <table:table-cell table:style-name="ce3" office:value-type="float" office:value="0.436" calcext:value-type="float">
            <text:p>0,4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852" calcext:value-type="float">
            <text:p>0,0852</text:p>
          </table:table-cell>
          <table:table-cell table:style-name="ce3" office:value-type="float" office:value="0.0831" calcext:value-type="float">
            <text:p>0,0831</text:p>
          </table:table-cell>
          <table:table-cell table:style-name="ce3" office:value-type="float" office:value="0.083" calcext:value-type="float">
            <text:p>0,083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2817" calcext:value-type="float">
            <text:p>0,2817</text:p>
          </table:table-cell>
          <table:table-cell table:style-name="ce3" office:value-type="float" office:value="0.644" calcext:value-type="float">
            <text:p>0,6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66" calcext:value-type="float">
            <text:p>0,0566</text:p>
          </table:table-cell>
          <table:table-cell table:style-name="ce3" office:value-type="float" office:value="0.418" calcext:value-type="float">
            <text:p>0,418</text:p>
          </table:table-cell>
          <table:table-cell table:style-name="ce3" office:value-type="float" office:value="0.0519" calcext:value-type="float">
            <text:p>0,0519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273" calcext:value-type="float">
            <text:p>0,27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 office:value-type="float" office:value="0.00978" calcext:value-type="float">
            <text:p>0,00978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346" calcext:value-type="float">
            <text:p>0,346</text:p>
          </table:table-cell>
          <table:table-cell table:style-name="ce3" office:value-type="float" office:value="0.2438" calcext:value-type="float">
            <text:p>0,2438</text:p>
          </table:table-cell>
          <table:table-cell table:style-name="ce3" office:value-type="float" office:value="0.288" calcext:value-type="float">
            <text:p>0,28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483" calcext:value-type="float">
            <text:p>0,0483</text:p>
          </table:table-cell>
          <table:table-cell table:style-name="ce3" office:value-type="float" office:value="0.0569" calcext:value-type="float">
            <text:p>0,0569</text:p>
          </table:table-cell>
          <table:table-cell table:style-name="ce3" office:value-type="float" office:value="0.0257" calcext:value-type="float">
            <text:p>0,0257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391" calcext:value-type="float">
            <text:p>0,391</text:p>
          </table:table-cell>
          <table:table-cell table:style-name="ce3" office:value-type="float" office:value="0.30447" calcext:value-type="float">
            <text:p>0,30447</text:p>
          </table:table-cell>
          <table:table-cell table:style-name="ce3" office:value-type="float" office:value="0.304" calcext:value-type="float">
            <text:p>0,3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268" calcext:value-type="float">
            <text:p>0,268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153" calcext:value-type="float">
            <text:p>0,153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433" calcext:value-type="float">
            <text:p>0,433</text:p>
          </table:table-cell>
          <table:table-cell table:style-name="ce3" office:value-type="float" office:value="0.2085" calcext:value-type="float">
            <text:p>0,2085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office:value-type="float" office:value="0.205" calcext:value-type="float">
            <text:p>0,205</text:p>
          </table:table-cell>
          <table:table-cell table:style-name="ce3" office:value-type="float" office:value="0.0987" calcext:value-type="float">
            <text:p>0,0987</text:p>
          </table:table-cell>
          <table:table-cell table:style-name="ce3" office:value-type="float" office:value="0.132" calcext:value-type="float">
            <text:p>0,132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357" calcext:value-type="float">
            <text:p>0,35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339" calcext:value-type="float">
            <text:p>0,0339</text:p>
          </table:table-cell>
          <table:table-cell table:style-name="ce3" office:value-type="float" office:value="0.0447" calcext:value-type="float">
            <text:p>0,0447</text:p>
          </table:table-cell>
          <table:table-cell table:style-name="ce3" office:value-type="float" office:value="0.0239" calcext:value-type="float">
            <text:p>0,0239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4197" calcext:value-type="float">
            <text:p>0,419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29" calcext:value-type="float">
            <text:p>0,0529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322" calcext:value-type="float">
            <text:p>0,0322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0263" calcext:value-type="float">
            <text:p>0,0263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445" calcext:value-type="float">
            <text:p>0,445</text:p>
          </table:table-cell>
          <table:table-cell table:style-name="ce3" office:value-type="float" office:value="0.256" calcext:value-type="float">
            <text:p>0,256</text:p>
          </table:table-cell>
          <table:table-cell table:style-name="ce3" office:value-type="float" office:value="0.351" calcext:value-type="float">
            <text:p>0,3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086" calcext:value-type="float">
            <text:p>0,086</text:p>
          </table:table-cell>
          <table:table-cell table:style-name="ce4" table:formula="of:=AVERAGE([.C286:.C295])" office:value-type="float" office:value="0.12036" calcext:value-type="float">
            <text:p>0,12036</text:p>
          </table:table-cell>
          <table:table-cell table:style-name="ce4" table:formula="of:=AVERAGE([.D286:.D295])" office:value-type="float" office:value="0.16994" calcext:value-type="float">
            <text:p>0,16994</text:p>
          </table:table-cell>
          <table:table-cell table:style-name="ce4" table:formula="of:=AVERAGE([.E286:.E295])" office:value-type="float" office:value="0.096378" calcext:value-type="float">
            <text:p>0,096378</text:p>
          </table:table-cell>
          <table:table-cell table:style-name="Default"/>
          <table:table-cell table:style-name="ce1"/>
          <table:table-cell table:style-name="ce4" table:formula="of:=AVERAGE([.H286:.H295])" office:value-type="float" office:value="0.179" calcext:value-type="float">
            <text:p>0,179</text:p>
          </table:table-cell>
          <table:table-cell table:style-name="ce4" table:formula="of:=AVERAGE([.I286:.I295])" office:value-type="float" office:value="0.39227" calcext:value-type="float">
            <text:p>0,39227</text:p>
          </table:table-cell>
          <table:table-cell table:style-name="ce4" table:formula="of:=AVERAGE([.J286:.J295])" office:value-type="float" office:value="0.29418375" calcext:value-type="float">
            <text:p>0,29418375</text:p>
          </table:table-cell>
          <table:table-cell table:style-name="ce4" table:formula="of:=AVERAGE([.K286:.K295])" office:value-type="float" office:value="0.382666666666667" calcext:value-type="float">
            <text:p>0,38266666666666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47" calcext:value-type="float">
            <text:p>4,47</text:p>
          </table:table-cell>
          <table:table-cell table:style-name="ce3" office:value-type="float" office:value="4.5957" calcext:value-type="float">
            <text:p>4,5957</text:p>
          </table:table-cell>
          <table:table-cell table:style-name="ce3" office:value-type="float" office:value="4.699" calcext:value-type="float">
            <text:p>4,699</text:p>
          </table:table-cell>
          <table:table-cell table:style-name="ce3" office:value-type="float" office:value="4.64" calcext:value-type="float">
            <text:p>4,64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09.99" calcext:value-type="float">
            <text:p>209,99</text:p>
          </table:table-cell>
          <table:table-cell table:style-name="ce3" office:value-type="float" office:value="196.747" calcext:value-type="float">
            <text:p>196,747</text:p>
          </table:table-cell>
          <table:table-cell table:style-name="ce3" office:value-type="float" office:value="2.369" calcext:value-type="float">
            <text:p>2,369</text:p>
          </table:table-cell>
          <table:table-cell table:style-name="ce3" office:value-type="float" office:value="139.756" calcext:value-type="float">
            <text:p>139,7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5.731" calcext:value-type="float">
            <text:p>5,731</text:p>
          </table:table-cell>
          <table:table-cell table:number-columns-repeated="2" table:style-name="ce3" office:value-type="float" office:value="5.716" calcext:value-type="float">
            <text:p>5,716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.79" calcext:value-type="float">
            <text:p>123,79</text:p>
          </table:table-cell>
          <table:table-cell table:style-name="ce3" office:value-type="float" office:value="134.361" calcext:value-type="float">
            <text:p>134,361</text:p>
          </table:table-cell>
          <table:table-cell table:style-name="ce3" office:value-type="float" office:value="7.539" calcext:value-type="float">
            <text:p>7,539</text:p>
          </table:table-cell>
          <table:table-cell table:style-name="ce3" office:value-type="float" office:value="93.33" calcext:value-type="float">
            <text:p>93,3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5.222" calcext:value-type="float">
            <text:p>5,222</text:p>
          </table:table-cell>
          <table:table-cell table:style-name="ce3" office:value-type="float" office:value="4.106" calcext:value-type="float">
            <text:p>4,106</text:p>
          </table:table-cell>
          <table:table-cell table:style-name="ce3" office:value-type="float" office:value="4.343" calcext:value-type="float">
            <text:p>4,343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93.28" calcext:value-type="float">
            <text:p>93,28</text:p>
          </table:table-cell>
          <table:table-cell table:style-name="ce3" office:value-type="float" office:value="95.779" calcext:value-type="float">
            <text:p>95,779</text:p>
          </table:table-cell>
          <table:table-cell table:style-name="ce3" office:value-type="float" office:value="61.9" calcext:value-type="float">
            <text:p>61,9</text:p>
          </table:table-cell>
          <table:table-cell table:style-name="ce3" office:value-type="float" office:value="32.37" calcext:value-type="float">
            <text:p>32,3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6.32" calcext:value-type="float">
            <text:p>6,32</text:p>
          </table:table-cell>
          <table:table-cell table:style-name="ce3" office:value-type="float" office:value="6.345" calcext:value-type="float">
            <text:p>6,345</text:p>
          </table:table-cell>
          <table:table-cell table:style-name="ce3" office:value-type="float" office:value="7.138" calcext:value-type="float">
            <text:p>7,138</text:p>
          </table:table-cell>
          <table:table-cell table:style-name="ce3" office:value-type="float" office:value="6.89" calcext:value-type="float">
            <text:p>6,89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165.18" calcext:value-type="float">
            <text:p>165,18</text:p>
          </table:table-cell>
          <table:table-cell table:style-name="ce3" office:value-type="float" office:value="174.92" calcext:value-type="float">
            <text:p>174,92</text:p>
          </table:table-cell>
          <table:table-cell table:style-name="ce3" office:value-type="float" office:value="5.381" calcext:value-type="float">
            <text:p>5,381</text:p>
          </table:table-cell>
          <table:table-cell table:style-name="ce3" office:value-type="float" office:value="87.56" calcext:value-type="float">
            <text:p>87,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8.485" calcext:value-type="float">
            <text:p>8,485</text:p>
          </table:table-cell>
          <table:table-cell table:style-name="ce3" office:value-type="float" office:value="7.602" calcext:value-type="float">
            <text:p>7,602</text:p>
          </table:table-cell>
          <table:table-cell table:style-name="ce3" office:value-type="float" office:value="7.92" calcext:value-type="float">
            <text:p>7,92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143.87" calcext:value-type="float">
            <text:p>143,87</text:p>
          </table:table-cell>
          <table:table-cell table:style-name="ce3" office:value-type="float" office:value="134.108" calcext:value-type="float">
            <text:p>134,108</text:p>
          </table:table-cell>
          <table:table-cell table:style-name="ce3" office:value-type="float" office:value="1.417" calcext:value-type="float">
            <text:p>1,417</text:p>
          </table:table-cell>
          <table:table-cell table:style-name="ce3" office:value-type="float" office:value="70.85" calcext:value-type="float">
            <text:p>70,8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91" calcext:value-type="float">
            <text:p>9,91</text:p>
          </table:table-cell>
          <table:table-cell table:style-name="ce3" office:value-type="float" office:value="9.18" calcext:value-type="float">
            <text:p>9,18</text:p>
          </table:table-cell>
          <table:table-cell table:style-name="ce3" office:value-type="float" office:value="8.767" calcext:value-type="float">
            <text:p>8,767</text:p>
          </table:table-cell>
          <table:table-cell table:style-name="ce3" office:value-type="float" office:value="8.83" calcext:value-type="float">
            <text:p>8,83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194.05" calcext:value-type="float">
            <text:p>194,05</text:p>
          </table:table-cell>
          <table:table-cell table:style-name="ce3" office:value-type="float" office:value="99.487" calcext:value-type="float">
            <text:p>99,487</text:p>
          </table:table-cell>
          <table:table-cell table:style-name="ce3" office:value-type="float" office:value="4.779" calcext:value-type="float">
            <text:p>4,779</text:p>
          </table:table-cell>
          <table:table-cell table:style-name="ce3" office:value-type="float" office:value="102.1" calcext:value-type="float">
            <text:p>102,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4.28" calcext:value-type="float">
            <text:p>4,28</text:p>
          </table:table-cell>
          <table:table-cell table:style-name="ce3" office:value-type="float" office:value="4.041" calcext:value-type="float">
            <text:p>4,041</text:p>
          </table:table-cell>
          <table:table-cell table:style-name="ce3" office:value-type="float" office:value="3.967" calcext:value-type="float">
            <text:p>3,967</text:p>
          </table:table-cell>
          <table:table-cell table:style-name="ce3" office:value-type="float" office:value="4.016" calcext:value-type="float">
            <text:p>4,016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office:value-type="float" office:value="110.13" calcext:value-type="float">
            <text:p>110,13</text:p>
          </table:table-cell>
          <table:table-cell table:style-name="ce3" office:value-type="float" office:value="39.049" calcext:value-type="float">
            <text:p>39,049</text:p>
          </table:table-cell>
          <table:table-cell table:style-name="ce3" office:value-type="float" office:value="73.87" calcext:value-type="float">
            <text:p>73,8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5.703" calcext:value-type="float">
            <text:p>5,703</text:p>
          </table:table-cell>
          <table:table-cell table:style-name="ce3" office:value-type="float" office:value="6.074" calcext:value-type="float">
            <text:p>6,074</text:p>
          </table:table-cell>
          <table:table-cell table:style-name="ce3" office:value-type="float" office:value="6.123" calcext:value-type="float">
            <text:p>6,123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35.3" calcext:value-type="float">
            <text:p>135,3</text:p>
          </table:table-cell>
          <table:table-cell table:style-name="ce3" office:value-type="float" office:value="138.855" calcext:value-type="float">
            <text:p>138,855</text:p>
          </table:table-cell>
          <table:table-cell table:style-name="ce3" office:value-type="float" office:value="70.079" calcext:value-type="float">
            <text:p>70,079</text:p>
          </table:table-cell>
          <table:table-cell table:style-name="ce3" office:value-type="float" office:value="63.89" calcext:value-type="float">
            <text:p>63,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3.597" calcext:value-type="float">
            <text:p>3,597</text:p>
          </table:table-cell>
          <table:table-cell table:style-name="ce3" office:value-type="float" office:value="3.023" calcext:value-type="float">
            <text:p>3,023</text:p>
          </table:table-cell>
          <table:table-cell table:style-name="ce3" office:value-type="float" office:value="2.994" calcext:value-type="float">
            <text:p>2,994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61.14" calcext:value-type="float">
            <text:p>161,14</text:p>
          </table:table-cell>
          <table:table-cell table:style-name="ce3" office:value-type="float" office:value="154.42" calcext:value-type="float">
            <text:p>154,42</text:p>
          </table:table-cell>
          <table:table-cell table:style-name="ce3" office:value-type="float" office:value="97.981" calcext:value-type="float">
            <text:p>97,981</text:p>
          </table:table-cell>
          <table:table-cell table:style-name="ce3" office:value-type="float" office:value="11.447" calcext:value-type="float">
            <text:p>11,44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5.335" calcext:value-type="float">
            <text:p>5,335</text:p>
          </table:table-cell>
          <table:table-cell table:number-columns-repeated="2" table:style-name="ce3" office:value-type="float" office:value="4.897" calcext:value-type="float">
            <text:p>4,897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73.36" calcext:value-type="float">
            <text:p>173,36</text:p>
          </table:table-cell>
          <table:table-cell table:style-name="ce3" office:value-type="float" office:value="176.468" calcext:value-type="float">
            <text:p>176,468</text:p>
          </table:table-cell>
          <table:table-cell table:style-name="ce3" office:value-type="float" office:value="110.715" calcext:value-type="float">
            <text:p>110,715</text:p>
          </table:table-cell>
          <table:table-cell table:style-name="ce3" office:value-type="float" office:value="105.5" calcext:value-type="float">
            <text:p>105,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6.183" calcext:value-type="float">
            <text:p>6,183</text:p>
          </table:table-cell>
          <table:table-cell table:style-name="ce4" table:formula="of:=AVERAGE([.C299:.C308])" office:value-type="float" office:value="5.82347" calcext:value-type="float">
            <text:p>5,82347</text:p>
          </table:table-cell>
          <table:table-cell table:style-name="ce4" table:formula="of:=AVERAGE([.D299:.D308])" office:value-type="float" office:value="5.5989" calcext:value-type="float">
            <text:p>5,5989</text:p>
          </table:table-cell>
          <table:table-cell table:style-name="ce4" table:formula="of:=AVERAGE([.E299:.E308])" office:value-type="float" office:value="5.6369" calcext:value-type="float">
            <text:p>5,6369</text:p>
          </table:table-cell>
          <table:table-cell table:style-name="Default"/>
          <table:table-cell table:style-name="ce1"/>
          <table:table-cell table:style-name="ce4" table:formula="of:=AVERAGE([.H299:.H308])" office:value-type="float" office:value="151.261" calcext:value-type="float">
            <text:p>151,261</text:p>
          </table:table-cell>
          <table:table-cell table:style-name="ce4" table:formula="of:=AVERAGE([.I299:.I308])" office:value-type="float" office:value="141.5275" calcext:value-type="float">
            <text:p>141,5275</text:p>
          </table:table-cell>
          <table:table-cell table:style-name="ce4" table:formula="of:=AVERAGE([.J299:.J308])" office:value-type="float" office:value="40.1209" calcext:value-type="float">
            <text:p>40,1209</text:p>
          </table:table-cell>
          <table:table-cell table:style-name="ce4" table:formula="of:=AVERAGE([.K299:.K308])" office:value-type="float" office:value="78.0673" calcext:value-type="float">
            <text:p>78,067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02.38" calcext:value-type="float">
            <text:p>202,38</text:p>
          </table:table-cell>
          <table:table-cell table:style-name="ce3" office:value-type="float" office:value="192.44" calcext:value-type="float">
            <text:p>192,44</text:p>
          </table:table-cell>
          <table:table-cell table:style-name="ce3" office:value-type="float" office:value="51.45" calcext:value-type="float">
            <text:p>51,45</text:p>
          </table:table-cell>
          <table:table-cell table:style-name="ce3" office:value-type="float" office:value="67.93" calcext:value-type="float">
            <text:p>67,93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69.54" calcext:value-type="float">
            <text:p>269,54</text:p>
          </table:table-cell>
          <table:table-cell table:style-name="ce3" office:value-type="float" office:value="272.872" calcext:value-type="float">
            <text:p>272,872</text:p>
          </table:table-cell>
          <table:table-cell table:style-name="ce3" office:value-type="float" office:value="56.97" calcext:value-type="float">
            <text:p>56,97</text:p>
          </table:table-cell>
          <table:table-cell table:style-name="ce3" office:value-type="float" office:value="197.14" calcext:value-type="float">
            <text:p>197,14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0238" calcext:value-type="percentage">
            <text:p>2,38%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11.11" calcext:value-type="float">
            <text:p>211,11</text:p>
          </table:table-cell>
          <table:table-cell table:style-name="ce3" office:value-type="float" office:value="130.294" calcext:value-type="float">
            <text:p>130,294</text:p>
          </table:table-cell>
          <table:table-cell table:style-name="ce3" office:value-type="float" office:value="29.838" calcext:value-type="float">
            <text:p>29,838</text:p>
          </table:table-cell>
          <table:table-cell table:style-name="ce3" office:value-type="float" office:value="52.346" calcext:value-type="float">
            <text:p>52,346</text:p>
          </table:table-cell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2595" calcext:value-type="percentage">
            <text:p>25,95%</text:p>
          </table:table-cell>
          <table:table-cell office:value-type="percentage" office:value="0.1714" calcext:value-type="percentage">
            <text:p>17,14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33.87" calcext:value-type="float">
            <text:p>133,87</text:p>
          </table:table-cell>
          <table:table-cell table:style-name="ce3" office:value-type="float" office:value="147.253" calcext:value-type="float">
            <text:p>147,253</text:p>
          </table:table-cell>
          <table:table-cell table:style-name="ce3" office:value-type="float" office:value="92.862" calcext:value-type="float">
            <text:p>92,862</text:p>
          </table:table-cell>
          <table:table-cell table:style-name="ce3" office:value-type="float" office:value="60.3" calcext:value-type="float">
            <text:p>60,3</text:p>
          </table:table-cell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9" calcext:value-type="percentage">
            <text:p>31,90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119" calcext:value-type="percentage">
            <text:p>21,1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1.64" calcext:value-type="float">
            <text:p>241,64</text:p>
          </table:table-cell>
          <table:table-cell table:style-name="ce3" office:value-type="float" office:value="230.477" calcext:value-type="float">
            <text:p>230,477</text:p>
          </table:table-cell>
          <table:table-cell table:style-name="ce3" office:value-type="float" office:value="6.939" calcext:value-type="float">
            <text:p>6,939</text:p>
          </table:table-cell>
          <table:table-cell table:style-name="ce3" office:value-type="float" office:value="28.1" calcext:value-type="float">
            <text:p>28,1</text:p>
          </table:table-cell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119" calcext:value-type="percentage">
            <text:p>21,1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19.07" calcext:value-type="float">
            <text:p>319,07</text:p>
          </table:table-cell>
          <table:table-cell table:style-name="ce3" office:value-type="float" office:value="283.46" calcext:value-type="float">
            <text:p>283,46</text:p>
          </table:table-cell>
          <table:table-cell table:style-name="ce3" office:value-type="float" office:value="7.425" calcext:value-type="float">
            <text:p>7,425</text:p>
          </table:table-cell>
          <table:table-cell table:style-name="ce3" office:value-type="float" office:value="8.25" calcext:value-type="float">
            <text:p>8,25</text:p>
          </table:table-cell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643" calcext:value-type="percentage">
            <text:p>26,43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08.534" calcext:value-type="float">
            <text:p>208,534</text:p>
          </table:table-cell>
          <table:table-cell table:style-name="ce3" office:value-type="float" office:value="193.8" calcext:value-type="float">
            <text:p>193,8</text:p>
          </table:table-cell>
          <table:table-cell table:style-name="ce3" office:value-type="float" office:value="8.902" calcext:value-type="float">
            <text:p>8,902</text:p>
          </table:table-cell>
          <table:table-cell table:style-name="ce3" office:value-type="float" office:value="14.91" calcext:value-type="float">
            <text:p>14,91</text:p>
          </table:table-cell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1405" calcext:value-type="percentage">
            <text:p>14,05%</text:p>
          </table:table-cell>
          <table:table-cell office:value-type="percentage" office:value="0.1452" calcext:value-type="percentage">
            <text:p>14,52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116.21" calcext:value-type="float">
            <text:p>116,21</text:p>
          </table:table-cell>
          <table:table-cell table:style-name="ce3" office:value-type="float" office:value="133.455" calcext:value-type="float">
            <text:p>133,455</text:p>
          </table:table-cell>
          <table:table-cell table:style-name="ce3" office:value-type="float" office:value="76.295" calcext:value-type="float">
            <text:p>76,295</text:p>
          </table:table-cell>
          <table:table-cell table:style-name="ce3" office:value-type="float" office:value="90.69" calcext:value-type="float">
            <text:p>90,69</text:p>
          </table:table-cell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1286" calcext:value-type="percentage">
            <text:p>12,86%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28.75" calcext:value-type="float">
            <text:p>128,75</text:p>
          </table:table-cell>
          <table:table-cell table:style-name="ce3" office:value-type="float" office:value="146.62" calcext:value-type="float">
            <text:p>146,62</text:p>
          </table:table-cell>
          <table:table-cell table:style-name="ce3" office:value-type="float" office:value="4.49572" calcext:value-type="float">
            <text:p>4,49572</text:p>
          </table:table-cell>
          <table:table-cell table:style-name="ce3" office:value-type="float" office:value="4.51" calcext:value-type="float">
            <text:p>4,51</text:p>
          </table:table-cell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857" calcext:value-type="percentage">
            <text:p>28,57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274.35" calcext:value-type="float">
            <text:p>274,35</text:p>
          </table:table-cell>
          <table:table-cell table:style-name="ce3" office:value-type="float" office:value="235.43" calcext:value-type="float">
            <text:p>235,43</text:p>
          </table:table-cell>
          <table:table-cell table:style-name="ce3" office:value-type="float" office:value="5.19082" calcext:value-type="float">
            <text:p>5,19082</text:p>
          </table:table-cell>
          <table:table-cell table:style-name="ce3" office:value-type="float" office:value="5.1983" calcext:value-type="float">
            <text:p>5,1983</text:p>
          </table:table-cell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2119" calcext:value-type="percentage">
            <text:p>21,1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210.5454" calcext:value-type="float">
            <text:p>210,5454</text:p>
          </table:table-cell>
          <table:table-cell table:style-name="ce4" table:formula="of:=AVERAGE([.C312:.C321])" office:value-type="float" office:value="196.6101" calcext:value-type="float">
            <text:p>196,6101</text:p>
          </table:table-cell>
          <table:table-cell table:style-name="ce4" table:formula="of:=AVERAGE([.D312:.D321])" office:value-type="float" office:value="34.036754" calcext:value-type="float">
            <text:p>34,036754</text:p>
          </table:table-cell>
          <table:table-cell table:style-name="ce4" table:formula="of:=AVERAGE([.E312:.E321])" office:value-type="float" office:value="52.93743" calcext:value-type="float">
            <text:p>52,93743</text:p>
          </table:table-cell>
          <table:table-cell table:style-name="Default"/>
          <table:table-cell table:style-name="ce1"/>
          <table:table-cell table:style-name="ce1" table:formula="of:=AVERAGE([.H312:.H321])" office:value-type="percentage" office:value="0.25309" calcext:value-type="percentage">
            <text:p>25,31%</text:p>
          </table:table-cell>
          <table:table-cell table:style-name="ce1" table:formula="of:=AVERAGE([.I312:.I321])" office:value-type="percentage" office:value="0.21261" calcext:value-type="percentage">
            <text:p>21,26%</text:p>
          </table:table-cell>
          <table:table-cell table:style-name="ce1" table:formula="of:=AVERAGE([.J312:.J321])" office:value-type="percentage" office:value="0.19119" calcext:value-type="percentage">
            <text:p>19,12%</text:p>
          </table:table-cell>
          <table:table-cell table:style-name="ce1" table:formula="of:=AVERAGE([.K312:.K321])" office:value-type="percentage" office:value="0.20023" calcext:value-type="percentage">
            <text:p>20,02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 table:number-columns-repeated="5"/>
          <table:table-cell table:style-name="Default" table:number-columns-repeated="9"/>
          <table:table-cell table:number-columns-repeated="1010"/>
        </table:table-row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1010"/>
        </table:table-row>
        <table:table-row table:style-name="ro1">
          <table:table-cell/>
          <table:table-cell table:style-name="ce3" table:formula="of:=0.087/13" office:value-type="float" office:value="0.00669230769230769" calcext:value-type="float">
            <text:p>0,00669230769230769</text:p>
          </table:table-cell>
          <table:table-cell table:number-columns-repeated="3"/>
          <table:table-cell table:style-name="Default" table:number-columns-repeated="9"/>
          <table:table-cell table:number-columns-repeated="1010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" table:number-columns-repeated="5"/>
          <table:table-cell table:style-name="Default" table:number-columns-repeated="9"/>
          <table:table-cell table:number-columns-repeated="1010"/>
        </table:table-row>
      </table:table>
      <table:table table:name="FINAL" table:style-name="ta1">
        <table:table-column table:style-name="co6" table:default-cell-style-name="Default"/>
        <table:table-column table:style-name="co7" table:default-cell-style-name="ce15"/>
        <table:table-column table:style-name="co2" table:number-columns-repeated="7" table:default-cell-style-name="ce15"/>
        <table:table-column table:style-name="co2" table:number-columns-repeated="1015" table:default-cell-style-name="Default"/>
        <table:table-row table:style-name="ro1">
          <table:table-cell/>
          <table:table-cell table:style-name="Default"/>
          <table:table-cell table:style-name="ce14" office:value-type="string" calcext:value-type="string" table:number-columns-spanned="6" table:number-rows-spanned="1">
            <text:p>CLASSIFICATION DATASETS</text:p>
          </table:table-cell>
          <table:covered-table-cell table:number-columns-repeated="5" table:style-name="Default"/>
          <table:table-cell table:style-name="Default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223" calcext:value-type="percentage">
            <text:p>12,2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1403" calcext:value-type="percentage">
            <text:p>14,0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331" calcext:value-type="percentage">
            <text:p>33,31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239" calcext:value-type="percentage">
            <text:p>22,3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3342" calcext:value-type="percentage">
            <text:p>33,42%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1265" calcext:value-type="percentage">
            <text:p>12,65%</text:p>
          </table:table-cell>
          <table:table-cell office:value-type="percentage" office:value="0.1315" calcext:value-type="percentage">
            <text:p>13,1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3449" calcext:value-type="percentage">
            <text:p>34,49%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629" calcext:value-type="percentage">
            <text:p>36,2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64" calcext:value-type="percentage">
            <text:p>66,40%</text:p>
          </table:table-cell>
          <table:table-cell office:value-type="percentage" office:value="0.4977" calcext:value-type="percentage">
            <text:p>49,77%</text:p>
          </table:table-cell>
          <table:table-cell office:value-type="percentage" office:value="0.4964" calcext:value-type="percentage">
            <text:p>49,6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564" calcext:value-type="percentage">
            <text:p>35,6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5192" calcext:value-type="percentage">
            <text:p>51,92%</text:p>
          </table:table-cell>
          <table:table-cell office:value-type="percentage" office:value="0.4689" calcext:value-type="percentage">
            <text:p>46,89%</text:p>
          </table:table-cell>
          <table:table-cell office:value-type="percentage" office:value="0.5016" calcext:value-type="percentage">
            <text:p>50,1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62" calcext:value-type="percentage">
            <text:p>33,62%</text:p>
          </table:table-cell>
          <table:table-cell office:value-type="percentage" office:value="0.3413" calcext:value-type="percentage">
            <text:p>34,1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56" calcext:value-type="percentage">
            <text:p>15,6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008" calcext:value-type="percentage">
            <text:p>10,08%</text:p>
          </table:table-cell>
          <table:table-cell office:value-type="percentage" office:value="0.0477" calcext:value-type="percentage">
            <text:p>4,77%</text:p>
          </table:table-cell>
          <table:table-cell office:value-type="percentage" office:value="0.039" calcext:value-type="percentage">
            <text:p>3,9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797" calcext:value-type="percentage">
            <text:p>17,97%</text:p>
          </table:table-cell>
          <table:table-cell office:value-type="percentage" office:value="0.0864" calcext:value-type="percentage">
            <text:p>8,64%</text:p>
          </table:table-cell>
          <table:table-cell office:value-type="percentage" office:value="0.0752" calcext:value-type="percentage">
            <text:p>7,5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084" calcext:value-type="percentage">
            <text:p>30,84%</text:p>
          </table:table-cell>
          <table:table-cell office:value-type="percentage" office:value="0.2825" calcext:value-type="percentage">
            <text:p>28,25%</text:p>
          </table:table-cell>
          <table:table-cell office:value-type="percentage" office:value="0.2736" calcext:value-type="percentage">
            <text:p>27,36%</text:p>
          </table:table-cell>
          <table:table-cell office:value-type="percentage" office:value="0.2563" calcext:value-type="percentage">
            <text:p>25,6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2126" calcext:value-type="percentage">
            <text:p>21,26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002" calcext:value-type="percentage">
            <text:p>20,0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138" calcext:value-type="percentage">
            <text:p>21,38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73" calcext:value-type="percentage">
            <text:p>17,3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359" calcext:value-type="percentage">
            <text:p>13,5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323" calcext:value-type="percentage">
            <text:p>23,2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21" calcext:value-type="percentage">
            <text:p>5,21%</text:p>
          </table:table-cell>
          <table:table-cell office:value-type="percentage" office:value="0.051" calcext:value-type="percentage">
            <text:p>5,1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577" calcext:value-type="percentage">
            <text:p>25,7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91" calcext:value-type="percentage">
            <text:p>28,9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5092" calcext:value-type="percentage">
            <text:p>50,92%</text:p>
          </table:table-cell>
          <table:table-cell office:value-type="percentage" office:value="0.4719" calcext:value-type="percentage">
            <text:p>47,19%</text:p>
          </table:table-cell>
          <table:table-cell office:value-type="percentage" office:value="0.4028" calcext:value-type="percentage">
            <text:p>40,2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055" calcext:value-type="percentage">
            <text:p>20,55%</text:p>
          </table:table-cell>
          <table:table-cell office:value-type="percentage" office:value="0.2342" calcext:value-type="percentage">
            <text:p>23,4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544" calcext:value-type="percentage">
            <text:p>5,4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141" calcext:value-type="percentage">
            <text:p>31,41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684" calcext:value-type="percentage">
            <text:p>6,8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418" calcext:value-type="percentage">
            <text:p>4,1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0435" calcext:value-type="percentage">
            <text:p>4,3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0194" calcext:value-type="percentage">
            <text:p>1,94%</text:p>
          </table:table-cell>
          <table:table-cell office:value-type="percentage" office:value="0.0223" calcext:value-type="percentage">
            <text:p>2,23%</text:p>
          </table:table-cell>
          <table:table-cell office:value-type="percentage" office:value="0.0208" calcext:value-type="percentage">
            <text:p>2,0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871" calcext:value-type="percentage">
            <text:p>48,71%</text:p>
          </table:table-cell>
          <table:table-cell office:value-type="percentage" office:value="0.4606" calcext:value-type="percentage">
            <text:p>46,06%</text:p>
          </table:table-cell>
          <table:table-cell office:value-type="percentage" office:value="0.4589" calcext:value-type="percentage">
            <text:p>45,89%</text:p>
          </table:table-cell>
          <table:table-cell office:value-type="percentage" office:value="0.4597" calcext:value-type="percentage">
            <text:p>45,9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4033" calcext:value-type="percentage">
            <text:p>40,33%</text:p>
          </table:table-cell>
          <table:table-cell office:value-type="percentage" office:value="0.1013" calcext:value-type="percentage">
            <text:p>10,13%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3" table:formula="of:=AVERAGE([.B3:.B31])" office:value-type="percentage" office:value="0.303944827586207" calcext:value-type="percentage">
            <text:p>30,39%</text:p>
          </table:table-cell>
          <table:table-cell table:style-name="ce23" table:formula="of:=AVERAGE([.C3:.C31])" office:value-type="percentage" office:value="0.261165517241379" calcext:value-type="percentage">
            <text:p>26,12%</text:p>
          </table:table-cell>
          <table:table-cell table:style-name="ce23" table:formula="of:=AVERAGE([.D3:.D31])" office:value-type="percentage" office:value="0.213241379310345" calcext:value-type="percentage">
            <text:p>21,32%</text:p>
          </table:table-cell>
          <table:table-cell table:style-name="ce23" table:formula="of:=AVERAGE([.E3:.E31])" office:value-type="percentage" office:value="0.208706896551724" calcext:value-type="percentage">
            <text:p>20,87%</text:p>
          </table:table-cell>
          <table:table-cell table:style-name="ce23" table:number-columns-repeated="4"/>
          <table:table-cell table:style-name="ce22"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14" office:value-type="string" calcext:value-type="string" table:number-columns-spanned="5" table:number-rows-spanned="1">
            <text:p>REGRESSION DATASETS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3074.01/[.H37]" office:value-type="float" office:value="7.37172661870504" calcext:value-type="float">
            <text:p>7,37172661870504</text:p>
          </table:table-cell>
          <table:table-cell table:style-name="Default" table:formula="of:=2906.598/417" office:value-type="float" office:value="6.97025899280576" calcext:value-type="float">
            <text:p>6,97025899280576</text:p>
          </table:table-cell>
          <table:table-cell table:style-name="Default" table:formula="of:=2321.519/417" office:value-type="float" office:value="5.56719184652278" calcext:value-type="float">
            <text:p>5,56719184652278</text:p>
          </table:table-cell>
          <table:table-cell table:style-name="Default" table:formula="of:=2219.555/417" office:value-type="float" office:value="5.32267386091127" calcext:value-type="float">
            <text:p>5,32267386091127</text:p>
          </table:table-cell>
          <table:table-cell table:style-name="Default" table:number-columns-repeated="2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39.882/150" office:value-type="float" office:value="0.26588" calcext:value-type="float">
            <text:p>0,26588</text:p>
          </table:table-cell>
          <table:table-cell table:style-name="Default" table:formula="of:=116.17/150" office:value-type="float" office:value="0.774466666666667" calcext:value-type="float">
            <text:p>0,774466666666667</text:p>
          </table:table-cell>
          <table:table-cell table:style-name="Default" table:formula="of:=0.5766/150" office:value-type="float" office:value="0.003844" calcext:value-type="float">
            <text:p>0,003844</text:p>
          </table:table-cell>
          <table:table-cell table:style-name="Default" table:formula="of:=0.5515/150" office:value-type="float" office:value="0.00367666666666667" calcext:value-type="float">
            <text:p>0,00367666666666667</text:p>
          </table:table-cell>
          <table:table-cell table:style-name="Default" table:number-columns-repeated="2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2603.42/33" office:value-type="float" office:value="78.8915151515152" calcext:value-type="float">
            <text:p>78,8915151515152</text:p>
          </table:table-cell>
          <table:table-cell table:style-name="Default" table:formula="of:=2824.15/33" office:value-type="float" office:value="85.580303030303" calcext:value-type="float">
            <text:p>85,580303030303</text:p>
          </table:table-cell>
          <table:table-cell table:style-name="Default" table:formula="of:=2816.748/33" office:value-type="float" office:value="85.356" calcext:value-type="float">
            <text:p>85,356</text:p>
          </table:table-cell>
          <table:table-cell table:style-name="Default" table:formula="of:=3069.69/33" office:value-type="float" office:value="93.0209090909091" calcext:value-type="float">
            <text:p>93,0209090909091</text:p>
          </table:table-cell>
          <table:table-cell table:style-name="Default" table:number-columns-repeated="2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165/9" office:value-type="float" office:value="0.0183333333333333" calcext:value-type="float">
            <text:p>0,0183333333333333</text:p>
          </table:table-cell>
          <table:table-cell table:style-name="Default" table:formula="of:=0.204/9" office:value-type="float" office:value="0.0226666666666667" calcext:value-type="float">
            <text:p>0,0226666666666667</text:p>
          </table:table-cell>
          <table:table-cell table:style-name="Default" table:formula="of:=0.3617/9" office:value-type="float" office:value="0.0401888888888889" calcext:value-type="float">
            <text:p>0,0401888888888889</text:p>
          </table:table-cell>
          <table:table-cell table:style-name="Default" table:formula="of:=0.28/9" office:value-type="float" office:value="0.0311111111111111" calcext:value-type="float">
            <text:p>0,0311111111111111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5082/4" office:value-type="float" office:value="0.012705" calcext:value-type="float">
            <text:p>0,012705</text:p>
          </table:table-cell>
          <table:table-cell table:style-name="Default" table:formula="of:=0.000804/4" office:value-type="float" office:value="0.000201" calcext:value-type="float">
            <text:p>0,000201</text:p>
          </table:table-cell>
          <table:table-cell table:style-name="Default" table:formula="of:=0.00101/4" office:value-type="float" office:value="0.0002525" calcext:value-type="float">
            <text:p>0,0002525</text:p>
          </table:table-cell>
          <table:table-cell table:style-name="Default" table:formula="of:=0.0013/4" office:value-type="float" office:value="0.000325" calcext:value-type="float">
            <text:p>0,00032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153/103" office:value-type="float" office:value="0.0111941747572816" calcext:value-type="float">
            <text:p>0,0111941747572816</text:p>
          </table:table-cell>
          <table:table-cell table:style-name="Default" table:formula="of:=0.63539/103" office:value-type="float" office:value="0.00616883495145631" calcext:value-type="float">
            <text:p>0,00616883495145631</text:p>
          </table:table-cell>
          <table:table-cell table:style-name="Default" table:formula="of:=0.76047/103" office:value-type="float" office:value="0.00738320388349515" calcext:value-type="float">
            <text:p>0,00738320388349515</text:p>
          </table:table-cell>
          <table:table-cell table:style-name="Default" table:formula="of:=0.6983/103" office:value-type="float" office:value="0.00677961165048544" calcext:value-type="float">
            <text:p>0,00677961165048544</text:p>
          </table:table-cell>
          <table:table-cell table:style-name="Default" table:number-columns-repeated="2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183/36" office:value-type="float" office:value="0.17175" calcext:value-type="float">
            <text:p>0,17175</text:p>
          </table:table-cell>
          <table:table-cell table:style-name="Default" table:formula="of:=5.82/36" office:value-type="float" office:value="0.161666666666667" calcext:value-type="float">
            <text:p>0,161666666666667</text:p>
          </table:table-cell>
          <table:table-cell table:style-name="Default" table:formula="of:=5.5989/36" office:value-type="float" office:value="0.155525" calcext:value-type="float">
            <text:p>0,155525</text:p>
          </table:table-cell>
          <table:table-cell table:style-name="Default" table:formula="of:=5.64/36" office:value-type="float" office:value="0.156666666666667" calcext:value-type="float">
            <text:p>0,156666666666667</text:p>
          </table:table-cell>
          <table:table-cell table:style-name="Default" table:number-columns-repeated="2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.9622/4" office:value-type="float" office:value="0.49055" calcext:value-type="float">
            <text:p>0,49055</text:p>
          </table:table-cell>
          <table:table-cell table:style-name="Default" table:formula="of:=7.6932/4" office:value-type="float" office:value="1.9233" calcext:value-type="float">
            <text:p>1,9233</text:p>
          </table:table-cell>
          <table:table-cell table:style-name="Default" table:formula="of:=3.129/4" office:value-type="float" office:value="0.78225" calcext:value-type="float">
            <text:p>0,78225</text:p>
          </table:table-cell>
          <table:table-cell table:style-name="Default" table:formula="of:=3.58/4" office:value-type="float" office:value="0.895" calcext:value-type="float">
            <text:p>0,89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2884.086/50" office:value-type="float" office:value="57.68172" calcext:value-type="float">
            <text:p>57,68172</text:p>
          </table:table-cell>
          <table:table-cell table:style-name="Default" table:formula="of:=2316.52/50" office:value-type="float" office:value="46.3304" calcext:value-type="float">
            <text:p>46,3304</text:p>
          </table:table-cell>
          <table:table-cell table:style-name="Default" table:formula="of:=1013.645/50" office:value-type="float" office:value="20.2729" calcext:value-type="float">
            <text:p>20,2729</text:p>
          </table:table-cell>
          <table:table-cell table:style-name="Default" table:formula="of:=1077.23/50" office:value-type="float" office:value="21.5446" calcext:value-type="float">
            <text:p>21,5446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366/25" office:value-type="float" office:value="0.01464" calcext:value-type="float">
            <text:p>0,01464</text:p>
          </table:table-cell>
          <table:table-cell table:style-name="Default" table:formula="of:=0.3386/25" office:value-type="float" office:value="0.013544" calcext:value-type="float">
            <text:p>0,013544</text:p>
          </table:table-cell>
          <table:table-cell table:style-name="Default" table:formula="of:=0.8061/25" office:value-type="float" office:value="0.032244" calcext:value-type="float">
            <text:p>0,032244</text:p>
          </table:table-cell>
          <table:table-cell table:style-name="Default" table:formula="of:=0.74/25" office:value-type="float" office:value="0.0296" calcext:value-type="float">
            <text:p>0,0296</text:p>
          </table:table-cell>
          <table:table-cell table:style-name="Default" table:number-columns-repeated="2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2.982/6" office:value-type="float" office:value="2.16366666666667" calcext:value-type="float">
            <text:p>2,16366666666667</text:p>
          </table:table-cell>
          <table:table-cell table:style-name="Default" table:formula="of:=2.3862/6" office:value-type="float" office:value="0.3977" calcext:value-type="float">
            <text:p>0,3977</text:p>
          </table:table-cell>
          <table:table-cell table:style-name="Default" table:formula="of:=0.726/6" office:value-type="float" office:value="0.121" calcext:value-type="float">
            <text:p>0,121</text:p>
          </table:table-cell>
          <table:table-cell table:style-name="Default" table:formula="of:=0.5497/6" office:value-type="float" office:value="0.0916166666666667" calcext:value-type="float">
            <text:p>0,0916166666666667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151.261/104" office:value-type="float" office:value="1.45443269230769" calcext:value-type="float">
            <text:p>1,45443269230769</text:p>
          </table:table-cell>
          <table:table-cell table:style-name="Default" table:formula="of:=141.53/104" office:value-type="float" office:value="1.36086538461538" calcext:value-type="float">
            <text:p>1,36086538461538</text:p>
          </table:table-cell>
          <table:table-cell table:style-name="Default" table:formula="of:=40.1209/104" office:value-type="float" office:value="0.385777884615385" calcext:value-type="float">
            <text:p>0,385777884615385</text:p>
          </table:table-cell>
          <table:table-cell table:style-name="Default" table:formula="of:=0.78" office:value-type="float" office:value="0.78" calcext:value-type="float">
            <text:p>0,78</text:p>
          </table:table-cell>
          <table:table-cell table:style-name="Default" table:number-columns-repeated="2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086/7" office:value-type="float" office:value="0.0122857142857143" calcext:value-type="float">
            <text:p>0,0122857142857143</text:p>
          </table:table-cell>
          <table:table-cell table:style-name="Default" table:formula="of:=0.12036/7" office:value-type="float" office:value="0.0171942857142857" calcext:value-type="float">
            <text:p>0,0171942857142857</text:p>
          </table:table-cell>
          <table:table-cell table:style-name="Default" table:formula="of:=0.16994/7" office:value-type="float" office:value="0.0242771428571429" calcext:value-type="float">
            <text:p>0,0242771428571429</text:p>
          </table:table-cell>
          <table:table-cell table:style-name="Default" table:formula="of:=0.096/7" office:value-type="float" office:value="0.0137142857142857" calcext:value-type="float">
            <text:p>0,0137142857142857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15.357/217" office:value-type="float" office:value="0.0707695852534562" calcext:value-type="float">
            <text:p>0,0707695852534562</text:p>
          </table:table-cell>
          <table:table-cell table:style-name="Default" table:formula="of:=16.9317/217" office:value-type="float" office:value="0.078026267281106" calcext:value-type="float">
            <text:p>0,078026267281106</text:p>
          </table:table-cell>
          <table:table-cell table:style-name="Default" table:formula="of:=7.8125/217" office:value-type="float" office:value="0.0360023041474654" calcext:value-type="float">
            <text:p>0,0360023041474654</text:p>
          </table:table-cell>
          <table:table-cell table:style-name="Default" table:formula="of:=8.099/217" office:value-type="float" office:value="0.0373225806451613" calcext:value-type="float">
            <text:p>0,0373225806451613</text:p>
          </table:table-cell>
          <table:table-cell table:style-name="Default" table:number-columns-repeated="2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10.5454/104" office:value-type="float" office:value="2.024475" calcext:value-type="float">
            <text:p>2,024475</text:p>
          </table:table-cell>
          <table:table-cell table:style-name="Default" table:formula="of:=196.61/104" office:value-type="float" office:value="1.89048076923077" calcext:value-type="float">
            <text:p>1,89048076923077</text:p>
          </table:table-cell>
          <table:table-cell table:style-name="Default" table:formula="of:=34.037/104" office:value-type="float" office:value="0.327278846153846" calcext:value-type="float">
            <text:p>0,327278846153846</text:p>
          </table:table-cell>
          <table:table-cell table:style-name="Default" table:formula="of:=52.937/104" office:value-type="float" office:value="0.509009615384615" calcext:value-type="float">
            <text:p>0,509009615384615</text:p>
          </table:table-cell>
          <table:table-cell table:style-name="Default" table:number-columns-repeated="2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179/160" office:value-type="float" office:value="0.00111875" calcext:value-type="float">
            <text:p>0,00111875</text:p>
          </table:table-cell>
          <table:table-cell table:style-name="Default" table:formula="of:=0.392/160" office:value-type="float" office:value="0.00245" calcext:value-type="float">
            <text:p>0,00245</text:p>
          </table:table-cell>
          <table:table-cell table:style-name="Default" table:formula="of:=0.294/160" office:value-type="float" office:value="0.0018375" calcext:value-type="float">
            <text:p>0,0018375</text:p>
          </table:table-cell>
          <table:table-cell table:style-name="Default" table:formula="of:=0.383/160" office:value-type="float" office:value="0.00239375" calcext:value-type="float">
            <text:p>0,00239375</text:p>
          </table:table-cell>
          <table:table-cell table:style-name="Default" table:number-columns-repeated="2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2" table:formula="of:=AVERAGE([.B37:.B52])" office:value-type="float" office:value="9.41604766792652" calcext:value-type="float">
            <text:p>9,41604766792652</text:p>
          </table:table-cell>
          <table:table-cell table:style-name="ce22" table:formula="of:=AVERAGE([.C37:.C52])" office:value-type="float" office:value="9.09560578530636" calcext:value-type="float">
            <text:p>9,09560578530636</text:p>
          </table:table-cell>
          <table:table-cell table:style-name="ce22" table:formula="of:=AVERAGE([.D37:.D52])" office:value-type="float" office:value="7.06962206981681" calcext:value-type="float">
            <text:p>7,06962206981681</text:p>
          </table:table-cell>
          <table:table-cell table:style-name="ce22" table:formula="of:=AVERAGE([.E37:.E52])" office:value-type="float" office:value="7.65283743164538" calcext:value-type="float">
            <text:p>7,65283743164538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2-07T20:04:17.148364713</dc:date>
    <meta:editing-duration>P10DT12H16M15S</meta:editing-duration>
    <meta:editing-cycles>4690</meta:editing-cycles>
    <meta:generator>LibreOffice/7.4.3.2$Linux_X86_64 LibreOffice_project/40$Build-2</meta:generator>
    <meta:document-statistic meta:table-count="2" meta:cell-count="3079" meta:object-count="0"/>
  </office:meta>
</office:document-meta>
</file>